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ter" svg:font-family="Inter, apple-system, BlinkMacSystemFont, 'Segoe UI', Roboto, Oxygen, Ubuntu, Cantarell, 'Helvetica Neue', 'Apple Color Emoji', 'Segoe UI Emoji', 'Segoe UI Symbol', 'Meiryo UI'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f1b5"/>
    </style:style>
    <style:style style:name="P2" style:family="paragraph" style:parent-style-name="Text_20_body">
      <style:text-properties officeooo:rsid="0019ebec" officeooo:paragraph-rsid="0019ebec"/>
    </style:style>
    <style:style style:name="P3" style:family="paragraph" style:parent-style-name="Text_20_body">
      <style:text-properties fo:font-weight="normal" officeooo:rsid="0019ebec" officeooo:paragraph-rsid="0019ebec" style:font-weight-asian="normal" style:font-weight-complex="normal"/>
    </style:style>
    <style:style style:name="P4" style:family="paragraph" style:parent-style-name="Text_20_body">
      <style:text-properties fo:font-weight="normal" officeooo:rsid="0019ebec" officeooo:paragraph-rsid="002df78f" style:font-weight-asian="normal" style:font-weight-complex="normal"/>
    </style:style>
    <style:style style:name="P5" style:family="paragraph" style:parent-style-name="Text_20_body">
      <style:text-properties fo:font-weight="normal" officeooo:rsid="0019ebec" officeooo:paragraph-rsid="00647fa1" style:font-weight-asian="normal" style:font-weight-complex="normal"/>
    </style:style>
    <style:style style:name="P6" style:family="paragraph" style:parent-style-name="Text_20_body">
      <style:text-properties fo:font-weight="normal" officeooo:rsid="0019ebec" officeooo:paragraph-rsid="006647bf" style:font-weight-asian="normal" style:font-weight-complex="normal"/>
    </style:style>
    <style:style style:name="P7" style:family="paragraph" style:parent-style-name="Text_20_body">
      <style:text-properties fo:font-weight="normal" officeooo:rsid="0019ebec" officeooo:paragraph-rsid="007165c5" style:font-weight-asian="normal" style:font-weight-complex="normal"/>
    </style:style>
    <style:style style:name="P8" style:family="paragraph" style:parent-style-name="Text_20_body">
      <style:text-properties fo:font-weight="normal" officeooo:paragraph-rsid="0019ebec" style:font-weight-asian="normal" style:font-weight-complex="normal"/>
    </style:style>
    <style:style style:name="P9" style:family="paragraph" style:parent-style-name="Text_20_body">
      <style:text-properties fo:font-weight="normal" officeooo:rsid="00698d4d" officeooo:paragraph-rsid="00698d4d" style:font-weight-asian="normal" style:font-weight-complex="normal"/>
    </style:style>
    <style:style style:name="P10" style:family="paragraph" style:parent-style-name="Text_20_body">
      <style:text-properties fo:font-weight="normal" officeooo:rsid="007165c5" officeooo:paragraph-rsid="0074a4e6" style:font-weight-asian="normal" style:font-weight-complex="normal"/>
    </style:style>
    <style:style style:name="P11" style:family="paragraph" style:parent-style-name="Text_20_body">
      <style:text-properties fo:font-weight="normal" officeooo:rsid="0075c5bd" officeooo:paragraph-rsid="0075c5bd" style:font-weight-asian="normal" style:font-weight-complex="normal"/>
    </style:style>
    <style:style style:name="P12" style:family="paragraph" style:parent-style-name="Text_20_body">
      <style:text-properties fo:font-weight="normal" officeooo:rsid="007b19cf" officeooo:paragraph-rsid="007b19cf" style:font-weight-asian="normal" style:font-weight-complex="normal"/>
    </style:style>
    <style:style style:name="P13" style:family="paragraph" style:parent-style-name="Text_20_body">
      <style:text-properties fo:font-weight="normal" officeooo:rsid="007df74e" officeooo:paragraph-rsid="007df74e" style:font-weight-asian="normal" style:font-weight-complex="normal"/>
    </style:style>
    <style:style style:name="P14" style:family="paragraph" style:parent-style-name="Text_20_body">
      <style:text-properties fo:font-weight="normal" officeooo:rsid="0082a10f" officeooo:paragraph-rsid="0082a10f" style:font-weight-asian="normal" style:font-weight-complex="normal"/>
    </style:style>
    <style:style style:name="P15" style:family="paragraph" style:parent-style-name="Text_20_body">
      <style:text-properties fo:font-weight="normal" officeooo:rsid="00848a31" officeooo:paragraph-rsid="00848a31" style:font-weight-asian="normal" style:font-weight-complex="normal"/>
    </style:style>
    <style:style style:name="P16" style:family="paragraph" style:parent-style-name="Text_20_body">
      <style:text-properties fo:font-weight="normal" officeooo:rsid="0086ab96" officeooo:paragraph-rsid="0086ab96" style:font-weight-asian="normal" style:font-weight-complex="normal"/>
    </style:style>
    <style:style style:name="P17" style:family="paragraph" style:parent-style-name="Text_20_body">
      <style:text-properties fo:font-weight="normal" officeooo:rsid="0089d38c" officeooo:paragraph-rsid="0089d38c" style:font-weight-asian="normal" style:font-weight-complex="normal"/>
    </style:style>
    <style:style style:name="P18" style:family="paragraph" style:parent-style-name="Text_20_body">
      <style:text-properties fo:font-weight="normal" officeooo:rsid="0092d9c3" officeooo:paragraph-rsid="0092d9c3" style:font-weight-asian="normal" style:font-weight-complex="normal"/>
    </style:style>
    <style:style style:name="P19" style:family="paragraph" style:parent-style-name="Text_20_body">
      <style:text-properties fo:font-weight="normal" officeooo:rsid="0097d156" officeooo:paragraph-rsid="0097d156" style:font-weight-asian="normal" style:font-weight-complex="normal"/>
    </style:style>
    <style:style style:name="P20" style:family="paragraph" style:parent-style-name="Text_20_body">
      <style:text-properties fo:font-weight="normal" officeooo:rsid="009c32e4" officeooo:paragraph-rsid="009c32e4" style:font-weight-asian="normal" style:font-weight-complex="normal"/>
    </style:style>
    <style:style style:name="P21" style:family="paragraph" style:parent-style-name="Text_20_body">
      <style:text-properties fo:font-weight="normal" officeooo:rsid="009cdec7" officeooo:paragraph-rsid="009cdec7" style:font-weight-asian="normal" style:font-weight-complex="normal"/>
    </style:style>
    <style:style style:name="P22" style:family="paragraph" style:parent-style-name="Text_20_body">
      <style:text-properties fo:font-weight="bold" officeooo:rsid="0019ebec" officeooo:paragraph-rsid="0019ebec" style:font-weight-asian="bold" style:font-weight-complex="bold"/>
    </style:style>
    <style:style style:name="P23" style:family="paragraph" style:parent-style-name="Text_20_body">
      <style:text-properties fo:color="#000000" style:font-name="Liberation Serif" fo:font-size="11pt" fo:font-weight="normal" officeooo:rsid="0019ebec" officeooo:paragraph-rsid="0019ebec" style:font-size-asian="11pt" style:font-weight-asian="normal" style:font-size-complex="11pt" style:font-weight-complex="normal"/>
    </style:style>
    <style:style style:name="P24" style:family="paragraph" style:parent-style-name="Text_20_body">
      <style:text-properties officeooo:paragraph-rsid="00759f79"/>
    </style:style>
    <style:style style:name="P2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19ebec" officeooo:paragraph-rsid="0019ebec" style:font-size-asian="12pt" style:font-weight-asian="normal" style:font-size-complex="12pt" style:font-weight-complex="normal"/>
    </style:style>
    <style:style style:name="P2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paragraph-rsid="00759f79" style:font-size-asian="12pt" style:font-size-complex="12pt"/>
    </style:style>
    <style:style style:name="P27" style:family="paragraph" style:parent-style-name="Text_20_body">
      <style:text-properties fo:font-variant="normal" fo:text-transform="none" fo:color="#000000" style:font-name="Liberation Serif" fo:font-size="11pt" fo:letter-spacing="normal" fo:font-style="normal" fo:font-weight="normal" officeooo:rsid="0019ebec" officeooo:paragraph-rsid="0019ebec" style:font-size-asian="11pt" style:font-weight-asian="normal" style:font-size-complex="11pt" style:font-weight-complex="normal"/>
    </style:style>
    <style:style style:name="P28" style:family="paragraph" style:parent-style-name="Text_20_body">
      <style:text-properties fo:font-variant="normal" fo:text-transform="none" fo:color="#000000" style:font-name="Liberation Sans" fo:font-size="12pt" fo:letter-spacing="normal" fo:font-style="normal" fo:font-weight="normal" officeooo:paragraph-rsid="00759f79" style:font-size-asian="12pt" style:font-size-complex="12pt"/>
    </style:style>
    <style:style style:name="P29" style:family="paragraph" style:parent-style-name="Text_20_body">
      <style:text-properties fo:font-variant="normal" fo:text-transform="none" fo:color="#444444" style:font-name="Inter" fo:font-size="11pt" fo:letter-spacing="normal" fo:font-style="normal" fo:font-weight="normal" officeooo:paragraph-rsid="00c0dcdb" style:font-size-asian="11pt" style:font-size-complex="11pt"/>
    </style:style>
    <style:style style:name="P30" style:family="paragraph" style:parent-style-name="Text_20_body">
      <style:text-properties fo:font-weight="normal" officeooo:rsid="00a23355" officeooo:paragraph-rsid="00a23355" style:font-weight-asian="normal" style:font-weight-complex="normal"/>
    </style:style>
    <style:style style:name="P31" style:family="paragraph" style:parent-style-name="Text_20_body">
      <style:text-properties fo:font-weight="normal" officeooo:rsid="00ad15d8" officeooo:paragraph-rsid="00ad15d8" style:font-weight-asian="normal" style:font-weight-complex="normal"/>
    </style:style>
    <style:style style:name="P32" style:family="paragraph" style:parent-style-name="Text_20_body">
      <style:text-properties fo:font-weight="normal" officeooo:rsid="00b225a5" officeooo:paragraph-rsid="00b225a5" style:font-weight-asian="normal" style:font-weight-complex="normal"/>
    </style:style>
    <style:style style:name="P33" style:family="paragraph" style:parent-style-name="Text_20_body">
      <style:text-properties fo:font-weight="normal" officeooo:rsid="00b850fb" officeooo:paragraph-rsid="00b850fb" style:font-weight-asian="normal" style:font-weight-complex="normal"/>
    </style:style>
    <style:style style:name="P34" style:family="paragraph" style:parent-style-name="Text_20_body">
      <style:text-properties fo:font-weight="normal" officeooo:rsid="00bb958f" officeooo:paragraph-rsid="00bb958f" style:font-weight-asian="normal" style:font-weight-complex="normal"/>
    </style:style>
    <style:style style:name="P35" style:family="paragraph" style:parent-style-name="Text_20_body">
      <style:text-properties fo:font-weight="normal" officeooo:paragraph-rsid="00c0dcdb"/>
    </style:style>
    <style:style style:name="P36" style:family="paragraph" style:parent-style-name="Text_20_body">
      <style:text-properties fo:color="#000000" fo:font-weight="normal" officeooo:rsid="0075c5bd" officeooo:paragraph-rsid="0075c5bd" style:font-weight-asian="normal" style:font-weight-complex="normal"/>
    </style:style>
    <style:style style:name="P37" style:family="paragraph" style:parent-style-name="Text_20_body">
      <style:text-properties officeooo:paragraph-rsid="00c35e1b"/>
    </style:style>
    <style:style style:name="T1" style:family="text">
      <style:text-properties officeooo:rsid="002ad5f5"/>
    </style:style>
    <style:style style:name="T2" style:family="text">
      <style:text-properties officeooo:rsid="002b3afb"/>
    </style:style>
    <style:style style:name="T3" style:family="text">
      <style:text-properties officeooo:rsid="00309c66"/>
    </style:style>
    <style:style style:name="T4" style:family="text">
      <style:text-properties officeooo:rsid="00329de7"/>
    </style:style>
    <style:style style:name="T5" style:family="text">
      <style:text-properties officeooo:rsid="0035e7c6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63d21" style:font-weight-asian="normal" style:font-weight-complex="normal"/>
    </style:style>
    <style:style style:name="T8" style:family="text">
      <style:text-properties fo:font-weight="normal" officeooo:rsid="001425c5" style:font-weight-asian="normal" style:font-weight-complex="normal"/>
    </style:style>
    <style:style style:name="T9" style:family="text">
      <style:text-properties fo:font-weight="normal" officeooo:rsid="00158262" style:font-weight-asian="normal" style:font-weight-complex="normal"/>
    </style:style>
    <style:style style:name="T10" style:family="text">
      <style:text-properties fo:font-weight="normal" officeooo:rsid="00c35e1b" style:font-weight-asian="normal" style:font-weight-complex="normal"/>
    </style:style>
    <style:style style:name="T11" style:family="text">
      <style:text-properties officeooo:rsid="0041f576"/>
    </style:style>
    <style:style style:name="T12" style:family="text">
      <style:text-properties officeooo:rsid="00561b9e"/>
    </style:style>
    <style:style style:name="T13" style:family="text">
      <style:text-properties officeooo:rsid="0060ca20"/>
    </style:style>
    <style:style style:name="T14" style:family="text">
      <style:text-properties officeooo:rsid="0062cfd8"/>
    </style:style>
    <style:style style:name="T15" style:family="text">
      <style:text-properties fo:font-variant="normal" fo:text-transform="none" fo:letter-spacing="normal" fo:font-style="normal"/>
    </style:style>
    <style:style style:name="T16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17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8" style:family="text">
      <style:text-properties fo:font-variant="normal" fo:text-transform="none" fo:color="#000000" style:font-name="Liberation Serif" fo:font-size="12pt" fo:letter-spacing="normal" fo:font-style="normal" fo:font-weight="normal" officeooo:rsid="00759f79" style:font-size-asian="12pt" style:font-size-complex="12pt"/>
    </style:style>
    <style:style style:name="T19" style:family="text">
      <style:text-properties fo:font-variant="normal" fo:text-transform="none" fo:color="#000000" style:font-name="Liberation Serif" fo:font-size="11pt" fo:letter-spacing="normal" fo:font-style="normal" style:font-size-asian="11pt" style:font-size-complex="11pt"/>
    </style:style>
    <style:style style:name="T20" style:family="text">
      <style:text-properties fo:font-variant="normal" fo:text-transform="none" fo:color="#000000" style:font-name="Liberation Serif" fo:font-size="11pt" fo:letter-spacing="normal" fo:font-style="normal" fo:font-weight="normal" style:font-size-asian="11pt" style:font-size-complex="11pt"/>
    </style:style>
    <style:style style:name="T21" style:family="text">
      <style:text-properties fo:font-variant="normal" fo:text-transform="none" fo:color="#000000" style:font-name="Liberation Serif" fo:font-size="11pt" fo:letter-spacing="normal" fo:font-style="normal" fo:font-weight="normal" officeooo:rsid="00c5a8e3" style:font-size-asian="11pt" style:font-size-complex="11pt"/>
    </style:style>
    <style:style style:name="T22" style:family="text">
      <style:text-properties fo:font-variant="normal" fo:text-transform="none" fo:color="#000000" style:font-name="Liberation Serif" fo:letter-spacing="normal" fo:font-style="normal"/>
    </style:style>
    <style:style style:name="T23" style:family="text">
      <style:text-properties fo:font-variant="normal" fo:text-transform="none" fo:font-size="12pt" fo:letter-spacing="normal" fo:font-style="normal" style:font-size-asian="12pt" style:font-size-complex="12pt"/>
    </style:style>
    <style:style style:name="T24" style:family="text">
      <style:text-properties fo:font-variant="normal" fo:text-transform="none" fo:color="#444444" style:font-name="Inter" fo:font-size="8.39999961853027pt" fo:letter-spacing="normal" fo:font-style="normal"/>
    </style:style>
    <style:style style:name="T25" style:family="text">
      <style:text-properties fo:font-variant="normal" fo:text-transform="none" fo:color="#444444" style:font-name="Inter" fo:font-size="8.39999961853027pt" fo:letter-spacing="normal" fo:font-style="normal" fo:font-weight="normal"/>
    </style:style>
    <style:style style:name="T26" style:family="text">
      <style:text-properties fo:font-variant="normal" fo:text-transform="none" fo:color="#444444" style:font-name="Liberation Serif" fo:font-size="8.39999961853027pt" fo:letter-spacing="normal" fo:font-style="normal"/>
    </style:style>
    <style:style style:name="T27" style:family="text">
      <style:text-properties fo:font-variant="normal" fo:text-transform="none" fo:color="#444444" style:font-name="Liberation Serif" fo:font-size="8.39999961853027pt" fo:letter-spacing="normal" fo:font-style="normal" fo:font-weight="normal"/>
    </style:style>
    <style:style style:name="T28" style:family="text">
      <style:text-properties fo:font-variant="normal" fo:text-transform="none" fo:color="#444444" style:font-name="Liberation Serif" fo:font-size="11pt" fo:letter-spacing="normal" fo:font-style="normal" style:font-size-asian="11pt" style:font-size-complex="11pt"/>
    </style:style>
    <style:style style:name="T29" style:family="text">
      <style:text-properties fo:font-variant="normal" fo:text-transform="none" fo:color="#444444" style:font-name="Liberation Serif" fo:font-size="11pt" fo:letter-spacing="normal" fo:font-style="normal" fo:font-weight="normal" style:font-size-asian="11pt" style:font-size-complex="11pt"/>
    </style:style>
    <style:style style:name="T30" style:family="text">
      <style:text-properties fo:font-variant="normal" fo:text-transform="none" fo:color="#111111" style:font-name="Liberation Serif" fo:font-size="11pt" fo:letter-spacing="normal" fo:font-style="normal" style:font-size-asian="11pt" style:font-size-complex="11pt"/>
    </style:style>
    <style:style style:name="T31" style:family="text">
      <style:text-properties fo:color="#000000" style:font-name="Liberation Serif" fo:font-size="12pt" style:font-size-asian="12pt" style:font-size-complex="12pt"/>
    </style:style>
    <style:style style:name="T32" style:family="text">
      <style:text-properties fo:color="#000000" style:font-name="Liberation Mono" fo:font-size="12pt" style:font-size-asian="12pt" style:font-size-complex="12pt"/>
    </style:style>
    <style:style style:name="T33" style:family="text">
      <style:text-properties fo:color="#000000" style:font-name="Liberation Serif"/>
    </style:style>
    <style:style style:name="T34" style:family="text">
      <style:text-properties fo:color="#000000" style:font-name="Liberation Serif" fo:font-size="11pt" style:font-size-asian="11pt" style:font-size-complex="11pt"/>
    </style:style>
    <style:style style:name="T35" style:family="text">
      <style:text-properties officeooo:rsid="0074a4e6"/>
    </style:style>
    <style:style style:name="T36" style:family="text">
      <style:text-properties style:font-name="Liberation Serif" fo:font-weight="normal" officeooo:rsid="00759f79" style:font-weight-asian="normal" style:font-weight-complex="normal"/>
    </style:style>
    <style:style style:name="T37" style:family="text">
      <style:text-properties officeooo:rsid="007b7e51"/>
    </style:style>
    <style:style style:name="T38" style:family="text">
      <style:text-properties officeooo:rsid="0081235b"/>
    </style:style>
    <style:style style:name="T39" style:family="text">
      <style:text-properties officeooo:rsid="0082f22d"/>
    </style:style>
    <style:style style:name="T40" style:family="text">
      <style:text-properties officeooo:rsid="00895608"/>
    </style:style>
    <style:style style:name="T41" style:family="text">
      <style:text-properties officeooo:rsid="008bcbee"/>
    </style:style>
    <style:style style:name="T42" style:family="text">
      <style:text-properties officeooo:rsid="00909571"/>
    </style:style>
    <style:style style:name="T43" style:family="text">
      <style:text-properties officeooo:rsid="009603d4"/>
    </style:style>
    <style:style style:name="T44" style:family="text">
      <style:text-properties officeooo:rsid="0099c3ee"/>
    </style:style>
    <style:style style:name="T45" style:family="text">
      <style:text-properties officeooo:rsid="009da234"/>
    </style:style>
    <style:style style:name="T46" style:family="text">
      <style:text-properties officeooo:rsid="00a6fd1b"/>
    </style:style>
    <style:style style:name="T47" style:family="text">
      <style:text-properties officeooo:rsid="00b52f05"/>
    </style:style>
    <style:style style:name="T48" style:family="text">
      <style:text-properties officeooo:rsid="00bdf737"/>
    </style:style>
    <style:style style:name="T49" style:family="text">
      <style:text-properties officeooo:rsid="00c09fdd"/>
    </style:style>
    <style:style style:name="T50" style:family="text">
      <style:text-properties officeooo:rsid="00c0dcdb" style:font-weight-asian="normal" style:font-weight-complex="normal"/>
    </style:style>
    <style:style style:name="T51" style:family="text">
      <style:text-properties style:font-name="Liberation Serif"/>
    </style:style>
    <style:style style:name="T52" style:family="text">
      <style:text-properties style:font-name="Liberation Serif" fo:font-size="11pt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8">1. </text:span><text:span text:style-name="T6">DISPLAY THE DETAILS OF ALL </text:span><text:span text:style-name="T9">ACCESSORIES</text:span><text:span text:style-name="T6">.</text:span><text:line-break/> <text:s/>&gt; db.accessories.find()</text:p>
      <text:p text:style-name="P1">{ "_id" : ObjectId("61cadebfd42621931eead723"), "sr_number" : "1", "product_name" : "mascara", "brand" : "maybelline", "brand_id" : "777", "price" : "700" }</text:p>
      <text:p text:style-name="P1">{ "_id" : ObjectId("61cadf41d42621931eead724"), "sr_number" : "2", "product_name" : "eye shadow", "brand" : "maybelline", "brand_id" : "770", "price" : "900" }</text:p>
      <text:p text:style-name="P1">{ "_id" : ObjectId("61cadf63d42621931eead725"), "sr_number" : "3", "product_name" : "lipstick", "brand" : "faces canada", "brand_id" : "970", "price" : "900" }</text:p>
      <text:p text:style-name="P1">{ "_id" : ObjectId("61cadf80d42621931eead726"), "sr_number" : "4", "product_name" : "lipgloss", "brand" : "faces canada", "brand_id" : "870", "price" : "1000" }</text:p>
      <text:p text:style-name="P1">{ "_id" : ObjectId("61cae149d42621931eead727"), "sr_number" : "1", "product_name" : "mascara", "brand" : "maybelline", "brand_id" : "777", "price" : "700" }</text:p>
      <text:p text:style-name="P1">{ "_id" : ObjectId("61cae207d42621931eead728"), "sr_number" : "6", "product_name" : "foundation", "brand" : "lakme", "brand_id" : "897", "price" : "800" }</text:p>
      <text:p text:style-name="P1">{ "_id" : ObjectId("61cae23ad42621931eead729"), "sr_number" : "7", "product_name" : "serum", "brand" : "olay", "brand_id" : "817", "price" : "500" }</text:p>
      <text:p text:style-name="P1">{ "_id" : ObjectId("61cae25ad42621931eead72a"), "sr_number" : "8", "product_name" : "hair kit", "brand" : "loreal", "brand_id" : "863", "price" : "900" }</text:p>
      <text:p text:style-name="P1">{ "_id" : ObjectId("61cae295d42621931eead72b"), "sr_number" : "9", "product_name" : "facial kit", "brand" : "o3", "brand_id" : "93", "price" : "1000" }</text:p>
      <text:p text:style-name="P1">{ "_id" : ObjectId("61cae2c7d42621931eead72c"), "sr_number" : "10", "product_name" : "nailpaint kit", "brand" : "lotus", "brand_id" : "923", "price" : "800" }</text:p>
      <text:p text:style-name="P1">&gt; </text:p>
      <text:p text:style-name="P1"/>
      <text:p text:style-name="Text_20_body"><text:span text:style-name="T6">2</text:span><text:span text:style-name="T7">.</text:span><text:span text:style-name="T6"> DISPLAY THE DETAILS OF ALL EMPLOYEES.</text:span><text:line-break/>db.employee.find()</text:p>
      <text:p text:style-name="Text_20_body">{ "_id" : ObjectId("61caebd7d42621931eead737"), "emp_id" : "1", "name" : "ram", "position" : "react developer", "mail_id" : "r@gmail.com", "salary" : "70000" }</text:p>
      <text:p text:style-name="Text_20_body">{ "_id" : ObjectId("61caebf4d42621931eead738"), "emp_id" : "2", "name" : "shyam", "position" : "manager", "mail_id" : "s@gmail.com", "salary" : "75000" }</text:p>
      <text:p text:style-name="Text_20_body">{ "_id" : ObjectId("61caec19d42621931eead739"), "emp_id" : "3", "name" : "gopal", "position" : "accountant", "mail_id" : "g@gmail.com", "salary" : "50000" }</text:p>
      <text:p text:style-name="Text_20_body">{ "_id" : ObjectId("61caec83d42621931eead73a"), "emp_id" : "4", "name" : "rahul", "position" : "trainee", "mail_id" : "rr@gmail.com", "salary" : "30000" }</text:p>
      <text:p text:style-name="Text_20_body">{ "_id" : ObjectId("61caecacd42621931eead73b"), "emp_id" : "5", "name" : "raj", "position" : "hr", "mail_id" : "ra@gmail.com", "salary" : "50000" }</text:p>
      <text:p text:style-name="Text_20_body">{ "_id" : ObjectId("61caecd8d42621931eead73c"), "emp_id" : "6", "name" : "sanjay", "position" : "hr head", "mail_id" : "sa@gmail.com", "salary" : "70000" }</text:p>
      <text:p text:style-name="Text_20_body">{ "_id" : ObjectId("61caed09d42621931eead73d"), "emp_id" : "7", "name" : "nilesh", "position" : "teacher", "mail_id" : "n@gmail.com", "salary" : "60000" }</text:p>
      <text:p text:style-name="Text_20_body">{ "_id" : ObjectId("61caed40d42621931eead73e"), "emp_id" : "8", "name" : "yash", "position" : "graphic designer", "mail_id" : "y@gmail.com", "salary" : "40000" }</text:p>
      <text:p text:style-name="Text_20_body">{ "_id" : ObjectId("61caee6fd42621931eead73f"), "emp_id" : "9", "name" : "shriji", "position" : "head manager", "mail_id" : "sh@gmail.com", "salary" : "90000" }</text:p>
      <text:p text:style-name="Text_20_body"><text:soft-page-break/>{ "_id" : ObjectId("61caeea4d42621931eead740"), "emp_id" : "10", "name" : "harry", "position" : "associate engineer", "mail_id" : "ha@gmail.com", "salary" : "80000" }</text:p>
      <text:p text:style-name="P2"/>
      <text:p text:style-name="P2"/>
      <text:p text:style-name="P3">3. DISPLAY THE NAME AND JOB FOR ALL EMPLOYEES.</text:p>
      <text:p text:style-name="P2">&gt; db.employee.find({},{name:1,mail_id:1})</text:p>
      <text:p text:style-name="P2">{ "_id" : ObjectId("61caebd7d42621931eead737"), "name" : "ram", "mail_id" : "r@gmail.com" }</text:p>
      <text:p text:style-name="P2">{ "_id" : ObjectId("61caebf4d42621931eead738"), "name" : "shyam", "mail_id" : "s@gmail.com" }</text:p>
      <text:p text:style-name="P2">{ "_id" : ObjectId("61caec19d42621931eead739"), "name" : "gopal", "mail_id" : "g@gmail.com" }</text:p>
      <text:p text:style-name="P2">{ "_id" : ObjectId("61caec83d42621931eead73a"), "name" : "rahul", "mail_id" : "rr@gmail.com" }</text:p>
      <text:p text:style-name="P2">{ "_id" : ObjectId("61caecacd42621931eead73b"), "name" : "raj", "mail_id" : "ra@gmail.com" }</text:p>
      <text:p text:style-name="P2">{ "_id" : ObjectId("61caecd8d42621931eead73c"), "name" : "sanjay", "mail_id" : "sa@gmail.com" }</text:p>
      <text:p text:style-name="P2">{ "_id" : ObjectId("61caed09d42621931eead73d"), "name" : "nilesh", "mail_id" : "n@gmail.com" }</text:p>
      <text:p text:style-name="P2">{ "_id" : ObjectId("61caed40d42621931eead73e"), "name" : "yash", "mail_id" : "y@gmail.com" }</text:p>
      <text:p text:style-name="P2">{ "_id" : ObjectId("61caee6fd42621931eead73f"), "name" : "shriji", "mail_id" : "sh@gmail.com" }</text:p>
      <text:p text:style-name="P2">{ "_id" : ObjectId("61caeea4d42621931eead740"), "name" : "harry", "mail_id" : "ha@gmail.com" }</text:p>
      <text:p text:style-name="P2"/>
      <text:p text:style-name="P3">4. DISPLAY NAME AND SALARY FOR ALL EMPLOYEES.</text:p>
      <text:p text:style-name="P3">&gt; db.employee.find({},{name:1,salary:1})</text:p>
      <text:p text:style-name="P3">{ "_id" : ObjectId("61caebd7d42621931eead737"), "name" : "ram", "salary" : "70000" }</text:p>
      <text:p text:style-name="P3">{ "_id" : ObjectId("61caebf4d42621931eead738"), "name" : "shyam", "salary" : "75000" }</text:p>
      <text:p text:style-name="P3">{ "_id" : ObjectId("61caec19d42621931eead739"), "name" : "gopal", "salary" : "50000" }</text:p>
      <text:p text:style-name="P3">{ "_id" : ObjectId("61caec83d42621931eead73a"), "name" : "rahul", "salary" : "30000" }</text:p>
      <text:p text:style-name="P3">{ "_id" : ObjectId("61caecacd42621931eead73b"), "name" : "raj", "salary" : "50000" }</text:p>
      <text:p text:style-name="P3">{ "_id" : ObjectId("61caecd8d42621931eead73c"), "name" : "sanjay", "salary" : "70000" }</text:p>
      <text:p text:style-name="P3">{ "_id" : ObjectId("61caed09d42621931eead73d"), "name" : "nilesh", "salary" : "60000" }</text:p>
      <text:p text:style-name="P3">{ "_id" : ObjectId("61caed40d42621931eead73e"), "name" : "yash", "salary" : "40000" }</text:p>
      <text:p text:style-name="P3">{ "_id" : ObjectId("61caee6fd42621931eead73f"), "name" : "shriji", "salary" : "90000" }</text:p>
      <text:p text:style-name="P3">{ "_id" : ObjectId("61caeea4d42621931eead740"), "name" : "harry", "salary" : "80000" }</text:p>
      <text:p text:style-name="P3"/>
      <text:p text:style-name="P3"/>
      <text:p text:style-name="P3"><text:soft-page-break/>5. DISPLAY EMPLOYEE NUMBER AND TOTAL SALARY FOR EACH EMPLOYEE.</text:p>
      <text:p text:style-name="P3"><text:s/>db.employee.aggregate([{$group:{_id:"$name",emp_sal:{$sum:"$salary"}}}])</text:p>
      <text:p text:style-name="P3">{ "_id" : "sanjay", "emp_sal" : 70000 }</text:p>
      <text:p text:style-name="P3">{ "_id" : "gopal", "emp_sal" : 50000 }</text:p>
      <text:p text:style-name="P3">{ "_id" : "yash", "emp_sal" : 40000 }</text:p>
      <text:p text:style-name="P3">{ "_id" : "rahul", "emp_sal" : 30000 }</text:p>
      <text:p text:style-name="P3">{ "_id" : "shyam", "emp_sal" : 75000 }</text:p>
      <text:p text:style-name="P3">{ "_id" : "raj", "emp_sal" : 50000 }</text:p>
      <text:p text:style-name="P3">{ "_id" : "nilesh", "emp_sal" : 60000 }</text:p>
      <text:p text:style-name="P3">{ "_id" : "shriji", "emp_sal" : <text:span text:style-name="T2">50000</text:span>0 }</text:p>
      <text:p text:style-name="P3">{ "_id" : "harry", "emp_sal" : <text:span text:style-name="T2">90000</text:span> }</text:p>
      <text:p text:style-name="P4">{ "_id" : "sanjay", "emp_sal" : 70000 }</text:p>
      <text:p text:style-name="P3"/>
      <text:p text:style-name="P3"/>
      <text:p text:style-name="P3"/>
      <text:p text:style-name="P3"><text:span text:style-name="T1">6. </text:span>DISPLAY EMPLOYEE NAME AND ANNUAL SALARY FOR ALL EMPLOYEES.</text:p>
      <text:p text:style-name="P3">&gt; db.employee.aggregate([{$project:{name:1,total:{$multiply:["$salary",12] } } } ] )</text:p>
      <text:p text:style-name="P3">{ "_id" : ObjectId("61caebd7d42621931eead737"), "name" : "shyam", "total" : 900000 }</text:p>
      <text:p text:style-name="P3">{ "_id" : ObjectId("61caec19d42621931eead739"), "name" : "gopal", "total" : 600000 }</text:p>
      <text:p text:style-name="P3">{ "_id" : ObjectId("61caec83d42621931eead73a"), "name" : "rahul", "total" : 360000 }</text:p>
      <text:p text:style-name="P3">{ "_id" : ObjectId("61caecacd42621931eead73b"), "name" : "raj", "total" : 600000 }</text:p>
      <text:p text:style-name="P3">{ "_id" : ObjectId("61caecd8d42621931eead73c"), "name" : "sanjay", "total" : 840000 }</text:p>
      <text:p text:style-name="P3">{ "_id" : ObjectId("61caed09d42621931eead73d"), "name" : "nilesh", "total" : 720000 }</text:p>
      <text:p text:style-name="P3">{ "_id" : ObjectId("61caed40d42621931eead73e"), "name" : "yash", "total" : 480000 }</text:p>
      <text:p text:style-name="P3">&gt; </text:p>
      <text:p text:style-name="P3"/>
      <text:p text:style-name="P3">7. DISPLAY THE NAMES OF ALL EMPLOYEES WHO ARE WORKING <text:span text:style-name="T3">AS MANAGER.</text:span></text:p>
      <text:p text:style-name="P3">&gt; db.employee.find({"position":"manager"})</text:p>
      <text:p text:style-name="P3">{ "_id" : ObjectId("61caebd7d42621931eead737"), "emp_id" : "2", "name" : "shyam", "position" : "manager", "mail_id" : "s@gmail.com", "salary" : 75000 </text:p>
      <text:p text:style-name="P3"/>
      <text:p text:style-name="P3"/>
      <text:p text:style-name="P3"><text:soft-page-break/>8. DISPLAY THE NAMES OF ALL EMPLOYEES DRAWING A SALARY MORE THAN <text:span text:style-name="T4">50</text:span>000.</text:p>
      <text:p text:style-name="P3">&gt; <text:s/>db.employee.find({$and:[{salary:{$gt:60000}},{name:{$exists:true}}]})</text:p>
      <text:p text:style-name="P3">{ "_id" : ObjectId("61caebd7d42621931eead737"), "emp_id" : "2", "name" : "shyam", "position" : "manager", "mail_id" : "s@gmail.com", "salary" : 75000 }</text:p>
      <text:p text:style-name="P3">{ "_id" : ObjectId("61caecd8d42621931eead73c"), "emp_id" : "6", "name" : "sanjay", "position" : "hr head", "mail_id" : "sa@gmail.com", "salary" : 70000 }</text:p>
      <text:p text:style-name="P3"/>
      <text:p text:style-name="P3"/>
      <text:p text:style-name="P3"><text:span text:style-name="T5">9.</text:span> DISPLAY NAMES OF EMPLOYEES WHO DO NOT EARN <text:span text:style-name="T5">MORE THAN 50000.</text:span></text:p>
      <text:p text:style-name="P3">&gt; db.employee.find({$and:[{salary:{$lt:50000}},{name:{$exists:true}}]})</text:p>
      <text:p text:style-name="P3">{ "_id" : ObjectId("61caec83d42621931eead73a"), "emp_id" : "4", "name" : "rahul", "position" : "trainee", "mail_id" : "rr@gmail.com", "salary" : 30000 }</text:p>
      <text:p text:style-name="P3">{ "_id" : ObjectId("61caed40d42621931eead73e"), "emp_id" : "8", "name" : "yash", "position" : "graphic designer", "mail_id" : "y@gmail.com", "salary" : 40000 }</text:p>
      <text:p text:style-name="P3"/>
      <text:p text:style-name="P22"/>
      <text:p text:style-name="P3">10.DISPLAY NAMES OF EMPLOYEES WHO DO NOT EARN ANY SALARY</text:p>
      <text:p text:style-name="P3">&gt; db.employee.find({salary:50000},{name:1,_id:1})</text:p>
      <text:p text:style-name="P3">{ "_id" : ObjectId("61caec19d42621931eead739"), "name" : "gopal" }</text:p>
      <text:p text:style-name="P3">{ "_id" : ObjectId("61caecacd42621931eead73b"), "name" : "raj" }</text:p>
      <text:p text:style-name="P3"/>
      <text:p text:style-name="P3">11.DISPLAY THE TYEP OF PAYEMNT WHICH IS NETBANKING OR COD OR STATUS IS PENDING.</text:p>
      <text:p text:style-name="P22"/>
      <text:p text:style-name="P3"><text:s/>db.payment.find({$or:[{p_type:"netbanking"},{p_type:"cod"},{status:"pending"}]},{p_type:1})</text:p>
      <text:p text:style-name="P3">{ "_id" : ObjectId("61cae83ea3b4e131994cb3ae"), "p_type" : "cod" }</text:p>
      <text:p text:style-name="P3">{ "_id" : ObjectId("61cae863a3b4e131994cb3af"), "p_type" : "nebanking" }</text:p>
      <text:p text:style-name="P3">{ "_id" : ObjectId("61cae898a3b4e131994cb3b1"), "p_type" : "cod" }</text:p>
      <text:p text:style-name="P3">{ "_id" : ObjectId("61cae8b7a3b4e131994cb3b2"), "p_type" : "ewallets" }</text:p>
      <text:p text:style-name="P3">{ "_id" : ObjectId("61cae8d7a3b4e131994cb3b3"), "p_type" : "cod" }</text:p>
      <text:p text:style-name="P3">{ "_id" : ObjectId("61cae8fba3b4e131994cb3b4"), "p_type" : "cod" }</text:p>
      <text:p text:style-name="P3">{ "_id" : ObjectId("61cae92da3b4e131994cb3b6"), "p_type" : "cod" }</text:p>
      <text:p text:style-name="P3">{ "_id" : ObjectId("61cae939a3b4e131994cb3b7"), "p_type" : "cod" }</text:p>
      <text:p text:style-name="P3"><text:soft-page-break/>12. DISPLAY THE DATE OF PAYEMENT WHiCH HAS DATE GREATER THEN 3</text:p>
      <text:p text:style-name="P3"/>
      <text:p text:style-name="P3">db.payment.find({date:{$gt:"3"}})</text:p>
      <text:p text:style-name="P3">{ "_id" : ObjectId("61cae8d7a3b4e131994cb3b3"), "p_id" : "6", "p_type" : "cod", "amt" : "2000", "status" : "fullfileed", "date" : "6/6/2022" }</text:p>
      <text:p text:style-name="P3">{ "_id" : ObjectId("61cae8fba3b4e131994cb3b4"), "p_id" : "7", "p_type" : "cod", "amt" : "1000", "status" : "pending", "date" : "8/7/2021" }</text:p>
      <text:p text:style-name="P3">&gt; </text:p>
      <text:p text:style-name="P3"/>
      <text:p text:style-name="P3"/>
      <text:p text:style-name="P3">13. <text:span text:style-name="T41">GET FIRST THREE CHARACTER FROM EMPLOYEE NAME.</text:span></text:p>
      <text:p text:style-name="P3">&gt; db.employee.aggregate([{$project:{EmployeeName: { $substr: [ "$name", 0, 3]}}}])</text:p>
      <text:p text:style-name="P3">{ "_id" : ObjectId("61caebd7d42621931eead737"), "EmployeeName" : "shy" }</text:p>
      <text:p text:style-name="P3">{ "_id" : ObjectId("61caec19d42621931eead739"), "EmployeeName" : "gop" }</text:p>
      <text:p text:style-name="P3">{ "_id" : ObjectId("61caec83d42621931eead73a"), "EmployeeName" : "rah" }</text:p>
      <text:p text:style-name="P3">{ "_id" : ObjectId("61caecacd42621931eead73b"), "EmployeeName" : "raj" }</text:p>
      <text:p text:style-name="P3">{ "_id" : ObjectId("61caecd8d42621931eead73c"), "EmployeeName" : "san" }</text:p>
      <text:p text:style-name="P3">{ "_id" : ObjectId("61caed09d42621931eead73d"), "EmployeeName" : "nil" }</text:p>
      <text:p text:style-name="P3">{ "_id" : ObjectId("61caed40d42621931eead73e"), "EmployeeName" : "yas" }</text:p>
      <text:p text:style-name="P3"/>
      <text:p text:style-name="P3"/>
      <text:p text:style-name="P3">14. DISPLAY CURRENT DATE</text:p>
      <text:p text:style-name="P3">Date()</text:p>
      <text:p text:style-name="P3">Wed Dec 29 2021 18:52:01 GMT+0530 (IST)</text:p>
      <text:p text:style-name="P3"/>
      <text:p text:style-name="P3"/>
      <text:p text:style-name="P8">15. DISPLAY THE LIST OF USERS IN YOUR DATABASE (USING LOG TABLE)</text:p>
      <text:p text:style-name="P3">&gt; db.getUsers()</text:p>
      <text:p text:style-name="P3">[ ]</text:p>
      <text:p text:style-name="P3"/>
      <text:p text:style-name="P3">16.DISPLAY THE NAMES OF ALL TABLES FROM THE CURRENT USER</text:p>
      <text:p text:style-name="P3">&gt; show collections</text:p>
      <text:p text:style-name="P3"><text:soft-page-break/>accessories</text:p>
      <text:p text:style-name="P3">electronics</text:p>
      <text:p text:style-name="P3">employee</text:p>
      <text:p text:style-name="P3">jewellery</text:p>
      <text:p text:style-name="P3">movie</text:p>
      <text:p text:style-name="P3">products</text:p>
      <text:p text:style-name="P3">sports</text:p>
      <text:p text:style-name="P3">stationery</text:p>
      <text:p text:style-name="P3">store</text:p>
      <text:p text:style-name="P3">students</text:p>
      <text:p text:style-name="P9">salary</text:p>
      <text:p text:style-name="P3"/>
      <text:p text:style-name="P3"/>
      <text:p text:style-name="P3">17.DISPLAY THE NAME OF THE CURRENT USER.</text:p>
      <text:p text:style-name="P3">&gt; db.runCommand({connectionStatus : 1})</text:p>
      <text:p text:style-name="P3">{</text:p>
      <text:p text:style-name="P3"><text:tab/>"authInfo" : {</text:p>
      <text:p text:style-name="P3"><text:tab/><text:tab/>"authenticatedUsers" : [ ],</text:p>
      <text:p text:style-name="P3"><text:tab/><text:tab/>"authenticatedUserRoles" : [ ]</text:p>
      <text:p text:style-name="P3"><text:tab/>},</text:p>
      <text:p text:style-name="P3"><text:tab/>"ok" : 1</text:p>
      <text:p text:style-name="P3">}</text:p>
      <text:p text:style-name="P3"/>
      <text:p text:style-name="P3"/>
      <text:p text:style-name="P3">18.DISPLAY THE NAMES OF EMPLOYEES WORKING IN DEPARTMENT NUMBER 1 OR <text:s text:c="5"/>4 OR 46OR EMPLOYEES WORKING AS <text:s/>SALESMAN.</text:p>
      <text:p text:style-name="P3"/>
      <text:p text:style-name="P3">&gt; db.faculty.find({$or:[{f_id:1},{f_id:4},{f_id:6},{f_dept:"sales"}]})</text:p>
      <text:p text:style-name="P3">{ "_id" : ObjectId("61caf022a3b4e131994cb3d2"), "f_id" : "4", "f_name" : "rutu", "f_dept" : "sales", "f_email" : "rutu@gmail.com", "f_mob" : "770452146" }</text:p>
      <text:p text:style-name="P3">{ "_id" : ObjectId("61caf0a0a3b4e131994cb3d5"), "f_id" : "7", "f_name" : "shikha", "f_dept" : "sales", "f_email" : "shikha@gmail.com", "f_mob" : "728012386" }</text:p>
      <text:p text:style-name="P3"><text:soft-page-break/>{ "_id" : ObjectId("61caf127a3b4e131994cb3d8"), "f_id" : "10", "f_name" : "drashti", "f_dept" : "sales", "f_email" : "drashti@gmail.com", "f_mob" : "7077476420" }</text:p>
      <text:p text:style-name="P3"/>
      <text:p text:style-name="P3"/>
      <text:p text:style-name="P3">19. DISPLAY THE NAMES OF FACULTY WHOSE NAME STARTS WITH ALPHABET</text:p>
      <text:p text:style-name="P3"><text:s/>db.faculty.find({"f_name":/.a./})</text:p>
      <text:p text:style-name="P3">{ "_id" : ObjectId("61caefafa3b4e131994cb3cf"), "f_id" : "11", "f_name" : " Kajal", "f_dept" : "IT", "f_email" : "k@gmail.com", "f_mob" : "98983456" }</text:p>
      <text:p text:style-name="P3">{ "_id" : ObjectId("61caf069a3b4e131994cb3d4"), "f_id" : "6", "f_name" : "jalpa", "f_dept" : "finance", "f_email" : "jalpa@gmail.com", "f_mob" : "78804754" }</text:p>
      <text:p text:style-name="P3">{ "_id" : ObjectId("61caf127a3b4e131994cb3d8"), "f_id" : "10", "f_name" : "drashti", "f_dept" : "sales", "f_email" : "drashti@gmail.com", "f_mob" : "7077476420" }</text:p>
      <text:p text:style-name="P3"/>
      <text:p text:style-name="P3"/>
      <text:p text:style-name="P3">20.DISPLAY NAMES FOR FACULTY WHOSE NAME ENDS WITH</text:p>
      <text:p text:style-name="P3">ALPHABET i </text:p>
      <text:p text:style-name="P3">db.faculty.find({"f_name":/...i/})</text:p>
      <text:p text:style-name="P3">{ "_id" : ObjectId("61caefcfa3b4e131994cb3d0"), "f_id" : "2", "f_name" : "priti", "f_dept" : "purchase", "f_email" : "priti@gmail.com", "f_mob" : "90083456" }</text:p>
      <text:p text:style-name="P3">{ "_id" : ObjectId("61caf0fba3b4e131994cb3d7"), "f_id" : "9", "f_name" : "shruti", "f_dept" : "marketing", "f_email" : "shruti@gmail.com", "f_mob" : "8055401260" }</text:p>
      <text:p text:style-name="P3">{ "_id" : ObjectId("61caf127a3b4e131994cb3d8"), "f_id" : "10", "f_name" : "drashti", "f_dept" : "sales", "f_email" : "drashti@gmail.com", "f_mob" : "7077476420" }</text:p>
      <text:p text:style-name="P3"/>
      <text:p text:style-name="P3"/>
      <text:p text:style-name="P3">21.DISPLAY THE NAMES OF <text:span text:style-name="T11">EMPLOYEE</text:span>WHOSE NAMES HAVE SECOND</text:p>
      <text:p text:style-name="P3">ALPHABET A IN THEIR NAMES.</text:p>
      <text:p text:style-name="P3">&gt; db.employee.find({"name":/.a./})</text:p>
      <text:p text:style-name="P3">{ "_id" : ObjectId("61caebd7d42621931eead737"), "emp_id" : "2", "name" : "shyam", "position" : "manager", "mail_id" : "s@gmail.com", "salary" : 75000 }</text:p>
      <text:p text:style-name="P3">{ "_id" : ObjectId("61caec19d42621931eead739"), "emp_id" : "3", "name" : "gopal", "position" : "accountant", "mail_id" : "g@gmail.com", "salary" : 50000 }</text:p>
      <text:p text:style-name="P3">{ "_id" : ObjectId("61caec83d42621931eead73a"), "emp_id" : "4", "name" : "rahul", "position" : "trainee", "mail_id" : "rr@gmail.com", "salary" : 30000 }</text:p>
      <text:p text:style-name="P3"><text:soft-page-break/>{ "_id" : ObjectId("61caecacd42621931eead73b"), "emp_id" : "5", "name" : "raj", "position" : "hr", "mail_id" : "ra@gmail.com", "salary" : 50000 }</text:p>
      <text:p text:style-name="P3">{ "_id" : ObjectId("61caecd8d42621931eead73c"), "emp_id" : "6", "name" : "sanjay", "position" : "hr head", "mail_id" : "sa@gmail.com", "salary" : 70000 }</text:p>
      <text:p text:style-name="P3">{ "_id" : ObjectId("61caed40d42621931eead73e"), "emp_id" : "8", "name" : "yash", "position" : "graphic designer", "mail_id" : "y@gmail.com", "salary" : 40000 }</text:p>
      <text:p text:style-name="P3"><text:s/></text:p>
      <text:p text:style-name="P3"/>
      <text:p text:style-name="P3"/>
      <text:p text:style-name="P3"/>
      <text:p text:style-name="P3">22. DISPLAY THE NAMES OF EMPLOYEES WHOSE NAME IS EXACTLY FIVE</text:p>
      <text:p text:style-name="P3">CHARACTERS IN LENGTH</text:p>
      <text:p text:style-name="P3">&gt; <text:s/>db.employee.find({name:{$type:2}, $where:"this.name.length==5"})</text:p>
      <text:p text:style-name="P3">{ "_id" : ObjectId("61caebd7d42621931eead737"), "emp_id" : "2", "name" : "shyam", "position" : "manager", "mail_id" : "s@gmail.com", "salary" : 75000 }</text:p>
      <text:p text:style-name="P3">{ "_id" : ObjectId("61caec19d42621931eead739"), "emp_id" : "3", "name" : "gopal", "position" : "accountant", "mail_id" : "g@gmail.com", "salary" : 50000 }</text:p>
      <text:p text:style-name="P3">{ "_id" : ObjectId("61caec83d42621931eead73a"), "emp_id" : "4", "name" : "rahul", "position" : "trainee", "mail_id" : "rr@gmail.com", "salary" : 30000 }</text:p>
      <text:p text:style-name="P3"/>
      <text:p text:style-name="P3"/>
      <text:p text:style-name="P3">23.DISPLAY THE NAMES OF EMPLOYEES WHO ARE NOT WORKING AS MANAGERS</text:p>
      <text:p text:style-name="P3">&gt; db.faculty.find({f_dept:{$nin:["it"]}})</text:p>
      <text:p text:style-name="P3">{ "_id" : ObjectId("61cac6924640fe8b127cda35"), "d_id" : 3, "d_name" : "kajal", "f_email" : "k@gmail.com", "f_pwd" : "kajal", "f_dept" : "ce" }</text:p>
      <text:p text:style-name="P3">{ "_id" : ObjectId("61cac6a64640fe8b127cda36"), "d_id" : 4, "d_name" : "radha", "f_email" : "radha@gmail.com", "f_pwd" : "radha", "f_dept" : "ce" }</text:p>
      <text:p text:style-name="P3">{ "_id" : ObjectId("61cac6f1582f4b7d9372c55f"), "d_id" : 5, "d_name" : "kahan", "f_email" : "kahan@gmail.com", "f_pwd" : "kahan", "f_dept" : "civil" }</text:p>
      <text:p text:style-name="P3">{ "_id" : ObjectId("61cac715582f4b7d9372c560"), "d_id" : 6, "d_name" : "kanan", "f_email" : "kanan@gmail.com", "f_pwd" : "kanan", "f_dept" : "ec" }</text:p>
      <text:p text:style-name="P3">{ "_id" : ObjectId("61cac729582f4b7d9372c561"), "d_id" : 7, "d_name" : "moin", "f_email" : "m@gmail.com", "f_pwd" : "moin", "f_dept" : "ec" }</text:p>
      <text:p text:style-name="P3">{ "_id" : ObjectId("61cac7f8582f4b7d9372c562"), "d_id" : 8, "d_name" : "nidhi", "f_email" : "n@gmail.com", "f_pwd" : "neha", "f_dept" : "ec" }</text:p>
      <text:p text:style-name="P3"><text:soft-page-break/>{ "_id" : ObjectId("61cac81b582f4b7d9372c563"), "d_id" : 9, "d_name" : "nita", "f_email" : "n@gmail.com", "f_pwd" : "nita", "f_dept" : "comp" }</text:p>
      <text:p text:style-name="P3">{ "_id" : ObjectId("61cac82d582f4b7d9372c564"), "d_id" : 10, "d_name" : "anita", "f_email" : "a@gmail.com", "f_pwd" : "anita", "f_dept" : "comp" }</text:p>
      <text:p text:style-name="P3"/>
      <text:p text:style-name="P3"/>
      <text:p text:style-name="P3"/>
      <text:p text:style-name="P3"/>
      <text:p text:style-name="P3"/>
      <text:p text:style-name="P3"/>
      <text:p text:style-name="P3">24. DISPLAY THE NAMES OF EMPLOYEES WHO ARE NOT WORKING AS SALESMAN</text:p>
      <text:p text:style-name="P3">OR CLERK OR ANALYST</text:p>
      <text:p text:style-name="P3">&gt; db.faculty.find({f_dept:{$nin:["it","comp"]}})</text:p>
      <text:p text:style-name="P3">{ "_id" : ObjectId("61cac6924640fe8b127cda35"), "d_id" : 3, "d_name" : "kajal", "f_email" : "k@gmail.com", "f_pwd" : "kajal", "f_dept" : "ce" }</text:p>
      <text:p text:style-name="P3">{ "_id" : ObjectId("61cac6a64640fe8b127cda36"), "d_id" : 4, "d_name" : "radha", "f_email" : "radha@gmail.com", "f_pwd" : "radha", "f_dept" : "ce" }</text:p>
      <text:p text:style-name="P3">{ "_id" : ObjectId("61cac6f1582f4b7d9372c55f"), "d_id" : 5, "d_name" : "kahan", "f_email" : "kahan@gmail.com", "f_pwd" : "kahan", "f_dept" : "civil" }</text:p>
      <text:p text:style-name="P3">{ "_id" : ObjectId("61cac715582f4b7d9372c560"), "d_id" : 6, "d_name" : "kanan", "f_email" : "kanan@gmail.com", "f_pwd" : "kanan", "f_dept" : "ec" }</text:p>
      <text:p text:style-name="P3">{ "_id" : ObjectId("61cac729582f4b7d9372c561"), "d_id" : 7, "d_name" : "moin", "f_email" : "m@gmail.com", "f_pwd" : "moin", "f_dept" : "ec" }</text:p>
      <text:p text:style-name="P3">{ "_id" : ObjectId("61cac7f8582f4b7d9372c562"), "d_id" : 8, "d_name" : "nidhi", "f_email" : "n@gmail.com", "f_pwd" : "neha", "f_dept" : "ec" }</text:p>
      <text:p text:style-name="P3"/>
      <text:p text:style-name="P3"/>
      <text:p text:style-name="P3"/>
      <text:p text:style-name="P3">25.DISPLAY ALL ROWS FROM EMP TABLE. THE SYSTEM SHOULD WAIT AFTER</text:p>
      <text:p text:style-name="P3">EVERY SCREEN FULL OF INFORMATION</text:p>
      <text:p text:style-name="P3">&gt; db.employee.find()</text:p>
      <text:p text:style-name="P3">{ "_id" : ObjectId("61caebd7d42621931eead737"), "emp_id" : "2", "name" : "shyam", "position" : "manager", "mail_id" : "s@gmail.com", "salary" : 75000 }</text:p>
      <text:p text:style-name="P3">{ "_id" : ObjectId("61caec19d42621931eead739"), "emp_id" : "3", "name" : "gopal", "position" : "accountant", "mail_id" : "g@gmail.com", "salary" : 50000 }</text:p>
      <text:p text:style-name="P3"><text:soft-page-break/>{ "_id" : ObjectId("61caec83d42621931eead73a"), "emp_id" : "4", "name" : "rahul", "position" : "trainee", "mail_id" : "rr@gmail.com", "salary" : 30000 }</text:p>
      <text:p text:style-name="P3">{ "_id" : ObjectId("61caecacd42621931eead73b"), "emp_id" : "5", "name" : "raj", "position" : "hr", "mail_id" : "ra@gmail.com", "salary" : 50000 }</text:p>
      <text:p text:style-name="P3">{ "_id" : ObjectId("61caecd8d42621931eead73c"), "emp_id" : "6", "name" : "sanjay", "position" : "hr head", "mail_id" : "sa@gmail.com", "salary" : 70000 }</text:p>
      <text:p text:style-name="P3">{ "_id" : ObjectId("61caed09d42621931eead73d"), "emp_id" : "7", "name" : "nilesh", "position" : "teacher", "mail_id" : "n@gmail.com", "salary" : 60000 }</text:p>
      <text:p text:style-name="P3">{ "_id" : ObjectId("61caed40d42621931eead73e"), "emp_id" : "8", "name" : "yash", "position" : "graphic designer", "mail_id" : "y@gmail.com", "salary" : 40000 }</text:p>
      <text:p text:style-name="P3"/>
      <text:p text:style-name="P3"/>
      <text:p text:style-name="P3"/>
      <text:p text:style-name="P3"/>
      <text:p text:style-name="P3">26. DISPLAY THE TOTAL NUMBER OF EMPLOYEES WORKING IN THE COMPANY</text:p>
      <text:p text:style-name="P3"><text:tab/>SELECT COUNT(*) FROM employee;</text:p>
      <text:p text:style-name="P3">&gt; db.employee.find({e_city:"ahmedabad"})</text:p>
      <text:p text:style-name="P3">{ "_id" : ObjectId("61cc06f1b1135fb10a8d8391"), "e_id" : 1, "e_name" : "anjani", "e_email" : "a@gmail.com", "e_city" : "ahmedabad", "e_salary" : 20000 }</text:p>
      <text:p text:style-name="P3"/>
      <text:p text:style-name="P3"/>
      <text:p text:style-name="P3">27.DISPLAY THE TOTAL SALARY BEING PAID TO ALL EMPLOYEES</text:p>
      <text:p text:style-name="P3"><text:tab/>SELECT SUM(salary) FROM employee;</text:p>
      <text:p text:style-name="P3">&gt; db.employee.aggregate([{$project:{total:{$multiply:["$salary",12]}}}])</text:p>
      <text:p text:style-name="P3">{ "_id" : ObjectId("61caebd7d42621931eead737"), "total" : 900000 }</text:p>
      <text:p text:style-name="P3">{ "_id" : ObjectId("61caec19d42621931eead739"), "total" : 600000 }</text:p>
      <text:p text:style-name="P3">{ "_id" : ObjectId("61caec83d42621931eead73a"), "total" : 360000 }</text:p>
      <text:p text:style-name="P3">{ "_id" : ObjectId("61caecacd42621931eead73b"), "total" : 600000 }</text:p>
      <text:p text:style-name="P3">{ "_id" : ObjectId("61caecd8d42621931eead73c"), "total" : 840000 }</text:p>
      <text:p text:style-name="P3">{ "_id" : ObjectId("61caed09d42621931eead73d"), "total" : 720000 }</text:p>
      <text:p text:style-name="P3">{ "_id" : ObjectId("61caed40d42621931eead73e"), "total" : 480000 }</text:p>
      <text:p text:style-name="P3"/>
      <text:p text:style-name="P3"/>
      <text:p text:style-name="P3">28.DISPLAY THE MAXIMUM SALARY FROM EMP TABLE</text:p>
      <text:p text:style-name="P3"><text:soft-page-break/>&gt; db.employee.aggregate([{$group:{_id:null,salary:{$max:"$salary"}}}])</text:p>
      <text:p text:style-name="P3">{ "_id" : null, "salary" : 75000 }</text:p>
      <text:p text:style-name="P3"/>
      <text:p text:style-name="P3"/>
      <text:p text:style-name="P3"/>
      <text:p text:style-name="P3"/>
      <text:p text:style-name="P3">29.SPLAY THE MINIMUM SALARY FROM EMP TABLE</text:p>
      <text:p text:style-name="P3">&gt; <text:s/>db.employee.aggregate([{$group:{_id:null,e_salary:{$min:"$salary"}}}])</text:p>
      <text:p text:style-name="P3">{ "_id" : null, "e_salary" : 30000 <text:span text:style-name="T12">}</text:span></text:p>
      <text:p text:style-name="P3"/>
      <text:p text:style-name="P3">30.DISPLAY THE AVERAGE SALARY FROM EMP TABLE</text:p>
      <text:p text:style-name="P3">&gt; db.employee.aggregate([{$group:{_id:null,salary:{$avg:"$salary"}}}])</text:p>
      <text:p text:style-name="P3">{ "_id" : null, "salary" : 53571.42857142857 }</text:p>
      <text:p text:style-name="P3">&gt; </text:p>
      <text:p text:style-name="P3"/>
      <text:p text:style-name="P3">31. DISPLAY THE MAXIMUM SALARY BEING PAID TO CLERK</text:p>
      <text:p text:style-name="P3">&gt; db.employee.aggregate([{$match:{position:"manager"}},{$group:{_id:"$name",Maximum:{$max:"$salary"}}}])</text:p>
      <text:p text:style-name="P3">{ "_id" : "shyam", "Maximum" : 75000 }</text:p>
      <text:p text:style-name="P3"/>
      <text:p text:style-name="P3"/>
      <text:p text:style-name="P3">32.DISPLAY THE MAXIMUM SALARY BEING PAID IN DEPT <text:span text:style-name="T13">HR.</text:span></text:p>
      <text:p text:style-name="P3">&gt; db.employee.aggregate([{$match:{position:"hr"}},{$group:{_id:"$name",Maximum:{$max:"$salary"}}}])</text:p>
      <text:p text:style-name="P3">{ "_id" : "raj", "Maximum" : 50000 }</text:p>
      <text:p text:style-name="P3"/>
      <text:p text:style-name="P3"/>
      <text:p text:style-name="P3"/>
      <text:p text:style-name="P3">33. DISPLAY THE MIN SAL BEING PAID TO ANY <text:span text:style-name="T14">POSITION.</text:span></text:p>
      <text:p text:style-name="P3">&gt; db.employee.aggregate([{$match:{position:"manager"}},{$group:{_id:"$name",Minimum:{$min:"$salary"}}}])</text:p>
      <text:p text:style-name="P3">{ "_id" : "shyam", "Minimum" : 75000 }</text:p>
      <text:p text:style-name="P3"/>
      <text:p text:style-name="P3"><text:soft-page-break/></text:p>
      <text:p text:style-name="P3">34. DISPLAY THE AVERAGE SALARY DRAWN BY MANAGERS</text:p>
      <text:p text:style-name="P6">&gt; db.employee.find({},{name:1,_id:0,salary:1}).sort({"salary":1})</text:p>
      <text:p text:style-name="P6">{ "name" : "rahul", "salary" : 30000 }</text:p>
      <text:p text:style-name="P6">{ "name" : "yash", "salary" : 40000 }</text:p>
      <text:p text:style-name="P6"/>
      <text:p text:style-name="P3"/>
      <text:p text:style-name="P3"><text:span text:style-name="T16">35. DISPLAY THE TOTAL SALARY OF EMPLOYEE WHERE ARE FROM SPECIFIED CITY.</text:span><text:span text:style-name="T31"><text:line-break/><text:line-break/></text:span><text:span text:style-name="T16">&gt; db.employee.aggregate([{ $match : { salary : 50000 } },{$group:{_id:"$emp_id",salary_sum:{$sum:"$salary"}}}])</text:span></text:p>
      <text:p text:style-name="P25">{ "_id" : "5", "salary_sum" : 50000 }</text:p>
      <text:p text:style-name="P25">{ "_id" : "3", "salary_sum" : 50000 }</text:p>
      <text:p text:style-name="P3"/>
      <text:p text:style-name="P3">36.DISPLAY THE NAMES OF EMPLOYEES IN ORDER OF SALARY I.E. THE NAME OF</text:p>
      <text:p text:style-name="P3">THE EMPLOYEE EARNING LOWEST SALARY SHOULD APPEAR FIRST</text:p>
      <text:p text:style-name="P3">&gt; db.employee.find({},{name:1,_id:0,salary:1}).sort({"salary":1})</text:p>
      <text:p text:style-name="P3">{ "name" : "rahul", "salary" : 30000 }</text:p>
      <text:p text:style-name="P3">{ "name" : "yash", "salary" : 40000 }</text:p>
      <text:p text:style-name="P3">{ "name" : "gopal", "salary" : 50000 }</text:p>
      <text:p text:style-name="P3">{ "name" : "raj", "salary" : 50000 }</text:p>
      <text:p text:style-name="P3">{ "name" : "nilesh", "salary" : 60000 }</text:p>
      <text:p text:style-name="P3">{ "name" : "sanjay", "salary" : 70000 }</text:p>
      <text:p text:style-name="P3">{ "name" : "shyam", "salary" : 75000 }</text:p>
      <text:p text:style-name="P3"/>
      <text:p text:style-name="P3"/>
      <text:p text:style-name="P3">37.DISPLAY THE NAMES OF EMPLOYEES IN DESCENDING ORDER OF SALARY</text:p>
      <text:p text:style-name="P3">&gt; db.employee.find({},{name:1,_id:0,salary:1}).sort({"salary":-1})</text:p>
      <text:p text:style-name="P3">{ "name" : "shyam", "salary" : 75000 }</text:p>
      <text:p text:style-name="P3">{ "name" : "sanjay", "salary" : 70000 }</text:p>
      <text:p text:style-name="P3">{ "name" : "nilesh", "salary" : 60000 }</text:p>
      <text:p text:style-name="P3">{ "name" : "gopal", "salary" : 50000 }</text:p>
      <text:p text:style-name="P3">{ "name" : "raj", "salary" : 50000 }</text:p>
      <text:p text:style-name="P3"><text:soft-page-break/>{ "name" : "yash", "salary" : 40000 }</text:p>
      <text:p text:style-name="P3">{ "name" : "rahul", "salary" : 30000 }</text:p>
      <text:p text:style-name="P3"/>
      <text:p text:style-name="P3"/>
      <text:p text:style-name="P3"/>
      <text:p text:style-name="P3"/>
      <text:p text:style-name="P3"/>
      <text:p text:style-name="P3"/>
      <text:p text:style-name="P3">38.DISPLAY THE DETAILS FROM EMP TABLE IN ORDER OF EMP NAME</text:p>
      <text:p text:style-name="P5">&gt; db.employee.find({},{name:1,_id:0,salary:1}).sort({"salary":1})</text:p>
      <text:p text:style-name="P5">{ "name" : "rahul", "salary" : 30000 }</text:p>
      <text:p text:style-name="P5">{ "name" : "yash", "salary" : 40000 }</text:p>
      <text:p text:style-name="P5">{ "name" : "gopal", "salary" : 50000 }</text:p>
      <text:p text:style-name="P5">{ "name" : "raj", "salary" : 50000 }</text:p>
      <text:p text:style-name="P5">{ "name" : "nilesh", "salary" : 60000 }</text:p>
      <text:p text:style-name="P5">{ "name" : "sanjay", "salary" : 70000 }</text:p>
      <text:p text:style-name="P5">{ "name" : "shyam", "salary" : 75000 }</text:p>
      <text:p text:style-name="P3"/>
      <text:p text:style-name="P3"/>
      <text:p text:style-name="P3">39.DISPLAY EMPNO, ENAME, DEPTNO, AND SAL. SORT THE OUTPUT FIRST BASED</text:p>
      <text:p text:style-name="P3">ON NAMEAND WITHIN NAME BY DEPTNO AND WITHIN DEPTNO BY SAL. </text:p>
      <text:p text:style-name="P3">&gt; db.employee.find({},{_id:0}).sort({"name":1})</text:p>
      <text:p text:style-name="P3">{ "emp_id" : "3", "name" : "gopal", "position" : "accountant", "mail_id" : "g@gmail.com", "salary" : 50000 }</text:p>
      <text:p text:style-name="P3">{ "emp_id" : "7", "name" : "nilesh", "position" : "teacher", "mail_id" : "n@gmail.com", "salary" : 60000 }</text:p>
      <text:p text:style-name="P3">{ "emp_id" : "4", "name" : "rahul", "position" : "trainee", "mail_id" : "rr@gmail.com", "salary" : 30000 }</text:p>
      <text:p text:style-name="P3">{ "emp_id" : "5", "name" : "raj", "position" : "hr", "mail_id" : "ra@gmail.com", "salary" : 50000 }</text:p>
      <text:p text:style-name="P3">{ "emp_id" : "6", "name" : "sanjay", "position" : "hr head", "mail_id" : "sa@gmail.com", "salary" : 70000 }</text:p>
      <text:p text:style-name="P3">{ "emp_id" : "2", "name" : "shyam", "position" : "manager", "mail_id" : "s@gmail.com", "salary" : 75000 }</text:p>
      <text:p text:style-name="P3"><text:soft-page-break/>{ "emp_id" : "8", "name" : "yash", "position" : "graphic designer", "mail_id" : "y@gmail.com", "salary" : 40000 }</text:p>
      <text:p text:style-name="P3"/>
      <text:p text:style-name="P3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3"><text:span text:style-name="T15">40.DISPLAY THE NAME OF THE EMPLOYEE ALONG WITH THEIR ANNUAL SALARY</text:span><text:line-break/><text:span text:style-name="T15">(SAL * 12).</text:span><text:line-break/><text:span text:style-name="T23">&gt; db.employee.aggregate([ { $project: { name:1, total: { $multiply: [ "$salary", 12] } } } ] )</text:span></text:p>
      <text:p text:style-name="P25">{ "_id" : ObjectId("61caebd7d42621931eead737"), "name" : "shyam", "total" : 900000 }</text:p>
      <text:p text:style-name="P25">{ "_id" : ObjectId("61caec19d42621931eead739"), "name" : "gopal", "total" : 600000 }</text:p>
      <text:p text:style-name="P25">{ "_id" : ObjectId("61caec83d42621931eead73a"), "name" : "rahul", "total" : 360000 }</text:p>
      <text:p text:style-name="P25">{ "_id" : ObjectId("61caecacd42621931eead73b"), "name" : "raj", "total" : 600000 }</text:p>
      <text:p text:style-name="P25">{ "_id" : ObjectId("61caecd8d42621931eead73c"), "name" : "sanjay", "total" : 840000 }</text:p>
      <text:p text:style-name="P25">{ "_id" : ObjectId("61caed09d42621931eead73d"), "name" : "nilesh", "total" : 720000 }</text:p>
      <text:p text:style-name="P25">{ "_id" : ObjectId("61caed40d42621931eead73e"), "name" : "yash", "total" : 480000 }</text:p>
      <text:p text:style-name="P25"/>
      <text:p text:style-name="P10"><text:span text:style-name="T35">41.</text:span>DISPLAY THOSE NAME WHOSE NAME <text:span text:style-name="T35">HAS</text:span> <text:span text:style-name="T35">ALPHABET</text:span> S.</text:p>
      <text:p text:style-name="P10">&gt; db.employee.find({"name":/.s./})</text:p>
      <text:p text:style-name="P10">{ "_id" : ObjectId("61caed09d42621931eead73d"), "emp_id" : "7", "name" : "nilesh", "position" : "teacher", "mail_id" : "n@gmail.com", "salary" : 60000 }</text:p>
      <text:p text:style-name="P10">{ "_id" : ObjectId("61caed40d42621931eead73e"), "emp_id" : "8", "name" : "yash", "position" : "graphic designer", "mail_id" : "y@gmail.com", "salary" : 40000 }</text:p>
      <text:p text:style-name="P10"/>
      <text:p text:style-name="P24"><text:span text:style-name="T36">42.</text:span><text:span text:style-name="T17">DISPLAY THE NAME OF EMPLOYEE IN L</text:span><text:span text:style-name="T18">OWER</text:span><text:span text:style-name="T17">CASE.</text:span><text:span text:style-name="T32"><text:line-break/><text:line-break/></text:span><text:span text:style-name="T17">&gt; db.employee.aggregate([{$project:{'_id':0,emp_fname:{$toLower:"$name"}}}])</text:span></text:p>
      <text:p text:style-name="P26">{ "emp_fname" : "shyam" }</text:p>
      <text:p text:style-name="P26">{ "emp_fname" : "gopal" }</text:p>
      <text:p text:style-name="P26"><text:soft-page-break/>{ "emp_fname" : "rahul" }</text:p>
      <text:p text:style-name="P26">{ "emp_fname" : "raj" }</text:p>
      <text:p text:style-name="P26">{ "emp_fname" : "sanjay" }</text:p>
      <text:p text:style-name="P26">{ "emp_fname" : "nilesh" }</text:p>
      <text:p text:style-name="P26">{ "emp_fname" : "yash" }</text:p>
      <text:p text:style-name="P28"/>
      <text:p text:style-name="P25"/>
      <text:p text:style-name="P3"/>
      <text:p text:style-name="P11">43. DISPLAY THE NAME OF EMPLOYEE IN UPPERCASE.</text:p>
      <text:p text:style-name="P11">&gt; db.employee.aggregate([{$project:{'_id':0,emp_fname:{$toUpper:"$name"}}}])</text:p>
      <text:p text:style-name="P11">{ "emp_fname" : "SHYAM" }</text:p>
      <text:p text:style-name="P11">{ "emp_fname" : "GOPAL" }</text:p>
      <text:p text:style-name="P11">{ "emp_fname" : "RAHUL" }</text:p>
      <text:p text:style-name="P11">{ "emp_fname" : "RAJ" }</text:p>
      <text:p text:style-name="P11">{ "emp_fname" : "SANJAY" }</text:p>
      <text:p text:style-name="P11">{ "emp_fname" : "NILESH" }</text:p>
      <text:p text:style-name="P11">{ "emp_fname" : "YASH" }</text:p>
      <text:p text:style-name="P11"/>
      <text:p text:style-name="P12">44. <text:span text:style-name="T37">DISPLAY THE NAME OF EMPLOYEE CONCATENATE WITH THEIR MAIL-ID.</text:span></text:p>
      <text:p text:style-name="P12">&gt; <text:s/>db.employee.aggregate([{ $project: {'_id':0, itemDescription: { $concat: [ "$name", " - ", "$mail_id" ] } } }])</text:p>
      <text:p text:style-name="P12">{ "itemDescription" : "shyam - s@gmail.com" }</text:p>
      <text:p text:style-name="P12">{ "itemDescription" : "gopal - g@gmail.com" }</text:p>
      <text:p text:style-name="P12">{ "itemDescription" : "rahul - rr@gmail.com" }</text:p>
      <text:p text:style-name="P12">{ "itemDescription" : "raj - ra@gmail.com" }</text:p>
      <text:p text:style-name="P12">{ "itemDescription" : "sanjay - sa@gmail.com" }</text:p>
      <text:p text:style-name="P12">{ "itemDescription" : "nilesh - n@gmail.com" }</text:p>
      <text:p text:style-name="P12">{ "itemDescription" : "yash - y@gmail.com" }</text:p>
      <text:p text:style-name="P12"/>
      <text:p text:style-name="P13"/>
      <text:p text:style-name="P13"/>
      <text:p text:style-name="P13"/>
      <text:p text:style-name="P13"><text:soft-page-break/>45. FIND THE LENGTH OF <text:span text:style-name="T38">STORE </text:span>NAME USING APPROPRIATE FUNCTION.</text:p>
      <text:p text:style-name="P13">&gt; db.store.aggregate([{ $project: {'_id':0, itemDescription: { $concat: [ "$name", " - ", "$location" ] } } }])</text:p>
      <text:p text:style-name="P13">{ "itemDescription" : "westside - satellite" }</text:p>
      <text:p text:style-name="P13">{ "itemDescription" : "pantaloons - shyamal" }</text:p>
      <text:p text:style-name="P13">{ "itemDescription" : "westside - shyamal" }</text:p>
      <text:p text:style-name="P13">{ "itemDescription" : "h&amp;m - bopal" }</text:p>
      <text:p text:style-name="P13">{ "itemDescription" : "h&amp;m - satellite" }</text:p>
      <text:p text:style-name="P13">{ "itemDescription" : "h&amp;m - shyamal" }</text:p>
      <text:p text:style-name="P13">{ "itemDescription" : "forever21 - shyamal" }</text:p>
      <text:p text:style-name="P13">{ "itemDescription" : "forever21 - satellite" }</text:p>
      <text:p text:style-name="P13">{ "itemDescription" : "forever21 - bopal" }</text:p>
      <text:p text:style-name="P13">{ "itemDescription" : "westside - bopal" }</text:p>
      <text:p text:style-name="P13"/>
      <text:p text:style-name="P14">46. DISPLAY NAME OF THE EMPLOYEE WHOSE SALARY IS <text:span text:style-name="T39">SECOND HIGHEST.</text:span></text:p>
      <text:p text:style-name="P14">db.employee.find({}).sort({"salary":-1}).skip(1).limit(1)</text:p>
      <text:p text:style-name="P14">{ "_id" : ObjectId("61caecd8d42621931eead73c"), "emp_id" : "6", "name" : "sanjay", "position" : "hr head", "mail_id" : "sa@gmail.com", "salary" : 70000 }</text:p>
      <text:p text:style-name="P14"/>
      <text:p text:style-name="P15">47. CONVERT CURRENT DATE TO STRING.</text:p>
      <text:p text:style-name="P15">{ $dateFromString: { dateString: "2021-12-30T12:10:40.787" } }</text:p>
      <text:p text:style-name="P15">2021-12-30T12:10:40.787</text:p>
      <text:p text:style-name="P15"/>
      <text:p text:style-name="P16">48. DISPLAY ALL <text:span text:style-name="T40">MAIL-ID</text:span> WITH THEIR P<text:span text:style-name="T40">RODUCT-ID</text:span>.</text:p>
      <text:p text:style-name="P16">&gt; db.store.aggregate([{$project:{'_id':0,details:{$concat:["$mail_id","-","$pro_id"]}}}])</text:p>
      <text:p text:style-name="P16">{ "details" : "s@westide.com-67" }</text:p>
      <text:p text:style-name="P16">{ "details" : "s@pantaloons.com-07" }</text:p>
      <text:p text:style-name="P16">{ "details" : "sh@westside.com-97" }</text:p>
      <text:p text:style-name="P16">{ "details" : "b@hnm.com-48" }</text:p>
      <text:p text:style-name="P16">{ "details" : "s@hnm.com-84" }</text:p>
      <text:p text:style-name="P16">{ "details" : "sh@hnm.com-24" }</text:p>
      <text:p text:style-name="P16">{ "details" : "sh@forever21.com-04" }</text:p>
      <text:p text:style-name="P16"><text:soft-page-break/>{ "details" : "s@forever21.com-94" }</text:p>
      <text:p text:style-name="P16">{ "details" : "b@forever21.com-99" }</text:p>
      <text:p text:style-name="P16">{ "details" : "b@westide.com-79" }</text:p>
      <text:p text:style-name="P16"/>
      <text:p text:style-name="P17">49. <text:span text:style-name="T42">GET SECOND TO FIFTH CHARCTER FROM STORE.</text:span></text:p>
      <text:p text:style-name="P17">&gt; db.store.aggregate([{$project:{Name: { $substr: [ "$name",1,3]}}}])</text:p>
      <text:p text:style-name="P17">{ "_id" : ObjectId("61cb041bd42621931eead782"), "Name" : "est" }</text:p>
      <text:p text:style-name="P17">{ "_id" : ObjectId("61cb0445d42621931eead783"), "Name" : "ant" }</text:p>
      <text:p text:style-name="P17">{ "_id" : ObjectId("61cb0471d42621931eead784"), "Name" : "est" }</text:p>
      <text:p text:style-name="P17">{ "_id" : ObjectId("61cb04aed42621931eead785"), "Name" : "&amp;m" }</text:p>
      <text:p text:style-name="P17">{ "_id" : ObjectId("61cb04d2d42621931eead786"), "Name" : "&amp;m" }</text:p>
      <text:p text:style-name="P17">{ "_id" : ObjectId("61cb04ecd42621931eead787"), "Name" : "&amp;m" }</text:p>
      <text:p text:style-name="P17">{ "_id" : ObjectId("61cb050cd42621931eead788"), "Name" : "ore" }</text:p>
      <text:p text:style-name="P17">{ "_id" : ObjectId("61cb0526d42621931eead789"), "Name" : "ore" }</text:p>
      <text:p text:style-name="P17">{ "_id" : ObjectId("61cb055ed42621931eead78a"), "Name" : "ore" }</text:p>
      <text:p text:style-name="P17">{ "_id" : ObjectId("61cb0592d42621931eead78b"), "Name" : "est" }</text:p>
      <text:p text:style-name="P16"/>
      <text:p text:style-name="P18">50. <text:span text:style-name="T43">DISPLAY THE NAME OF THE ACCESSORIES BRANDS.</text:span></text:p>
      <text:p text:style-name="P18">&gt; db.accessories.aggregate([{$group : {_id : "$brand", price_sum : {$sum : "$price"}}}])</text:p>
      <text:p text:style-name="P18">{ "_id" : "o3", "price_sum" : 0 }</text:p>
      <text:p text:style-name="P18">{ "_id" : "loreal", "price_sum" : 0 }</text:p>
      <text:p text:style-name="P18">{ "_id" : "olay", "price_sum" : 0 }</text:p>
      <text:p text:style-name="P18">{ "_id" : "lakme", "price_sum" : 0 }</text:p>
      <text:p text:style-name="P18">{ "_id" : "faces canada", "price_sum" : 0 }</text:p>
      <text:p text:style-name="P18">{ "_id" : "lotus", "price_sum" : 0 }</text:p>
      <text:p text:style-name="P18">{ "_id" : "maybelline", "price_sum" : 0 }</text:p>
      <text:p text:style-name="P16"/>
      <text:p text:style-name="P19">51. <text:span text:style-name="T44">CREATE A COPY OF EMPLOYEE TABLE.</text:span></text:p>
      <text:p text:style-name="P19">&gt; <text:s/>db.employee.copyTo("employee_new");</text:p>
      <text:p text:style-name="P19">WARNING: db.eval is deprecated</text:p>
      <text:p text:style-name="P19">7</text:p>
      <text:p text:style-name="P19">&gt; db.employee_new.find()</text:p>
      <text:p text:style-name="P19"><text:soft-page-break/>{ "_id" : ObjectId("61caebd7d42621931eead737"), "emp_id" : "2", "name" : "shyam", "position" : "manager", "mail_id" : "s@gmail.com", "salary" : 75000 }</text:p>
      <text:p text:style-name="P19">{ "_id" : ObjectId("61caec19d42621931eead739"), "emp_id" : "3", "name" : "gopal", "position" : "accountant", "mail_id" : "g@gmail.com", "salary" : 50000 }</text:p>
      <text:p text:style-name="P19">{ "_id" : ObjectId("61caec83d42621931eead73a"), "emp_id" : "4", "name" : "rahul", "position" : "trainee", "mail_id" : "rr@gmail.com", "salary" : 30000 }</text:p>
      <text:p text:style-name="P19">{ "_id" : ObjectId("61caecacd42621931eead73b"), "emp_id" : "5", "name" : "raj", "position" : "hr", "mail_id" : "ra@gmail.com", "salary" : 50000 }</text:p>
      <text:p text:style-name="P19">{ "_id" : ObjectId("61caecd8d42621931eead73c"), "emp_id" : "6", "name" : "sanjay", "position" : "hr head", "mail_id" : "sa@gmail.com", "salary" : 70000 }</text:p>
      <text:p text:style-name="P19">{ "_id" : ObjectId("61caed09d42621931eead73d"), "emp_id" : "7", "name" : "nilesh", "position" : "teacher", "mail_id" : "n@gmail.com", "salary" : 60000 }</text:p>
      <text:p text:style-name="P19">{ "_id" : ObjectId("61caed40d42621931eead73e"), "emp_id" : "8", "name" : "yash", "position" : "graphic designer", "mail_id" : "y@gmail.com", "salary" : 40000 }</text:p>
      <text:p text:style-name="P19"/>
      <text:p text:style-name="P20">52. CONVERT STRING INTO ISOFORMAT.</text:p>
      <text:p text:style-name="P20">&gt; {$year:{date: new Date("Jan 7,2003")}}</text:p>
      <text:p text:style-name="P20">ISODate("2003-01-06T18:30:00Z")</text:p>
      <text:p text:style-name="P20"/>
      <text:p text:style-name="P21">53. <text:span text:style-name="T45">DISPLAY NAME OF EMPLOYEE WHOSE SALARY IS IN EVEN.</text:span></text:p>
      <text:p text:style-name="P21">&gt; db.employee.find({salary:{$mod:[2,0]}})</text:p>
      <text:p text:style-name="P21">{ "_id" : ObjectId("61caebd7d42621931eead737"), "emp_id" : "2", "name" : "shyam", "position" : "manager", "mail_id" : "s@gmail.com", "salary" : 75000 }</text:p>
      <text:p text:style-name="P21">{ "_id" : ObjectId("61caec19d42621931eead739"), "emp_id" : "3", "name" : "gopal", "position" : "accountant", "mail_id" : "g@gmail.com", "salary" : 50000 }</text:p>
      <text:p text:style-name="P21">{ "_id" : ObjectId("61caec83d42621931eead73a"), "emp_id" : "4", "name" : "rahul", "position" : "trainee", "mail_id" : "rr@gmail.com", "salary" : 30000 }</text:p>
      <text:p text:style-name="P21">{ "_id" : ObjectId("61caecacd42621931eead73b"), "emp_id" : "5", "name" : "raj", "position" : "hr", "mail_id" : "ra@gmail.com", "salary" : 50000 }</text:p>
      <text:p text:style-name="P21">{ "_id" : ObjectId("61caecd8d42621931eead73c"), "emp_id" : "6", "name" : "sanjay", "position" : "hr head", "mail_id" : "sa@gmail.com", "salary" : 70000 }</text:p>
      <text:p text:style-name="P21">{ "_id" : ObjectId("61caed09d42621931eead73d"), "emp_id" : "7", "name" : "nilesh", "position" : "teacher", "mail_id" : "n@gmail.com", "salary" : 60000 }</text:p>
      <text:p text:style-name="P21">{ "_id" : ObjectId("61caed40d42621931eead73e"), "emp_id" : "8", "name" : "yash", "position" : "graphic designer", "mail_id" : "y@gmail.com", "salary" : 40000 }</text:p>
      <text:p text:style-name="P21"/>
      <text:p text:style-name="P30"><text:soft-page-break/>54. <text:span text:style-name="T46">FIND SUM OF SALARY OF ALL EMPLOYEE WITH SAME FIRSTNAME WHERE SALARY &gt; 35000.</text:span></text:p>
      <text:p text:style-name="P30">&gt; db.employee.aggregate([ { $match: { salary : { $gt: 35000} } }, {$group : {_id : "$name", salary_sum : {$sum : "$salary"}}}])</text:p>
      <text:p text:style-name="P30">{ "_id" : "nilesh", "salary_sum" : 60000 }</text:p>
      <text:p text:style-name="P30">{ "_id" : "raj", "salary_sum" : 50000 }</text:p>
      <text:p text:style-name="P30">{ "_id" : "yash", "salary_sum" : 40000 }</text:p>
      <text:p text:style-name="P30">{ "_id" : "gopal", "salary_sum" : 50000 }</text:p>
      <text:p text:style-name="P30">{ "_id" : "sanjay", "salary_sum" : 70000 }</text:p>
      <text:p text:style-name="P30">{ "_id" : "shyam", "salary_sum" : 75000 }</text:p>
      <text:p text:style-name="P30"/>
      <text:p text:style-name="P31">55. THE STATE_NAME MUST WITH LETTER ‘M’.</text:p>
      <text:p text:style-name="P31">&gt; db.store.find( { name: { $regex: 'm.*'} } ).pretty();</text:p>
      <text:p text:style-name="P31">{</text:p>
      <text:p text:style-name="P31"><text:tab/>"_id" : ObjectId("61cb04aed42621931eead785"),</text:p>
      <text:p text:style-name="P31"><text:tab/>"id" : "4",</text:p>
      <text:p text:style-name="P31"><text:tab/>"name" : "h&amp;m",</text:p>
      <text:p text:style-name="P31"><text:tab/>"location" : "bopal",</text:p>
      <text:p text:style-name="P31"><text:tab/>"mail_id" : "b@hnm.com",</text:p>
      <text:p text:style-name="P31"><text:tab/>"pro_id" : "48"</text:p>
      <text:p text:style-name="P31">}</text:p>
      <text:p text:style-name="P31">{</text:p>
      <text:p text:style-name="P31"><text:tab/>"_id" : ObjectId("61cb04d2d42621931eead786"),</text:p>
      <text:p text:style-name="P31"><text:tab/>"id" : "5",</text:p>
      <text:p text:style-name="P31"><text:tab/>"name" : "h&amp;m",</text:p>
      <text:p text:style-name="P31"><text:tab/>"location" : "satellite",</text:p>
      <text:p text:style-name="P31"><text:tab/>"mail_id" : "s@hnm.com",</text:p>
      <text:p text:style-name="P31"><text:tab/>"pro_id" : "84"</text:p>
      <text:p text:style-name="P31">}</text:p>
      <text:p text:style-name="P31">{</text:p>
      <text:p text:style-name="P31"><text:tab/>"_id" : ObjectId("61cb04ecd42621931eead787"),</text:p>
      <text:p text:style-name="P31"><text:tab/>"id" : "6",</text:p>
      <text:p text:style-name="P31"><text:soft-page-break/><text:tab/>"name" : "h&amp;m",</text:p>
      <text:p text:style-name="P31"><text:tab/>"location" : "shyamal",</text:p>
      <text:p text:style-name="P31"><text:tab/>"mail_id" : "sh@hnm.com",</text:p>
      <text:p text:style-name="P31"><text:tab/>"pro_id" : "24"</text:p>
      <text:p text:style-name="P31">}</text:p>
      <text:p text:style-name="P32"/>
      <text:p text:style-name="P32">56. <text:span text:style-name="T47">DISPLAY THE EMPLOYEE DETAILS WHOSE SALARY IS BETWEEN 30000 TO 50000.</text:span></text:p>
      <text:p text:style-name="P32">&gt; db.employee.find({salary:{ $gt: 30000, $lte: 50000}})</text:p>
      <text:p text:style-name="P32">{ "_id" : ObjectId("61caec19d42621931eead739"), "emp_id" : "3", "name" : "gopal", "position" : "accountant", "mail_id" : "g@gmail.com", "salary" : 50000 }</text:p>
      <text:p text:style-name="P32">{ "_id" : ObjectId("61caecacd42621931eead73b"), "emp_id" : "5", "name" : "raj", "position" : "hr", "mail_id" : "ra@gmail.com", "salary" : 50000 }</text:p>
      <text:p text:style-name="P32">{ "_id" : ObjectId("61caed40d42621931eead73e"), "emp_id" : "8", "name" : "yash", "position" : "graphic designer", "mail_id" : "y@gmail.com", "salary" : 40000 }</text:p>
      <text:p text:style-name="P32"/>
      <text:p text:style-name="P33">57. DISPLAY TOTAL NUMBER OF STORE.</text:p>
      <text:p text:style-name="P33">&gt; db.store.find().count()</text:p>
      <text:p text:style-name="P33">10</text:p>
      <text:p text:style-name="P33"/>
      <text:p text:style-name="P34">58. <text:span text:style-name="T48">DISPLAY ALL THE DOCUMENTS O</text:span><text:span text:style-name="T49">F PARTICULAR COLLECTION.</text:span></text:p>
      <text:p text:style-name="P34">&gt; db.employee.find({name : "yash"}).forEach(printjson);</text:p>
      <text:p text:style-name="P34">{</text:p>
      <text:p text:style-name="P34"><text:tab/>"_id" : ObjectId("61caed40d42621931eead73e"),</text:p>
      <text:p text:style-name="P34"><text:tab/>"emp_id" : "8",</text:p>
      <text:p text:style-name="P34"><text:tab/>"name" : "yash",</text:p>
      <text:p text:style-name="P34"><text:tab/>"position" : "graphic designer",</text:p>
      <text:p text:style-name="P34"><text:tab/>"mail_id" : "y@gmail.com",</text:p>
      <text:p text:style-name="P34"><text:tab/>"salary" : 40000</text:p>
      <text:p text:style-name="P34">}</text:p>
      <text:p text:style-name="P35"><text:span text:style-name="T50"/></text:p>
      <text:p text:style-name="P35"><text:span text:style-name="T50"/></text:p>
      <text:p text:style-name="P35"><text:span text:style-name="T50"/></text:p>
      <text:p text:style-name="P35"><text:span text:style-name="T50"/></text:p>
      <text:p text:style-name="P35"><text:soft-page-break/><text:span text:style-name="T50">59.</text:span><text:span text:style-name="T19"> DISPLAY THE LIST OF EMPLOYEES WHO HAVE JOINED THE COMPANY BEFORE 30TH JUNE 90 OR AFTER 31ST DEC 90.</text:span></text:p>
      <text:p text:style-name="P29"><text:span text:style-name="T33">db.order.find({date: {$gt:-2020, $lt:-2031}},{_id:0,product_name:1,date:1})</text:span></text:p>
      <text:p text:style-name="P36"/>
      <text:p text:style-name="P37"><text:span text:style-name="T10">60. </text:span><text:span text:style-name="T20">.DISPLAY ALL ROWS FROM </text:span><text:span text:style-name="T21">STORE</text:span><text:span text:style-name="T20"> TABLE. </text:span></text:p>
      <text:p text:style-name="P37"><text:span text:style-name="T20">&gt; db.store.find().pretty()</text:span></text:p>
      <text:p text:style-name="P37"><text:span text:style-name="T20">{</text:span></text:p>
      <text:p text:style-name="P37"><text:span text:style-name="T20"><text:tab/>"_id" : ObjectId("61cb041bd42621931eead782"),</text:span></text:p>
      <text:p text:style-name="P37"><text:span text:style-name="T20"><text:tab/>"id" : "1",</text:span></text:p>
      <text:p text:style-name="P37"><text:span text:style-name="T20"><text:tab/>"name" : "westside",</text:span></text:p>
      <text:p text:style-name="P37"><text:span text:style-name="T20"><text:tab/>"location" : "satellite",</text:span></text:p>
      <text:p text:style-name="P37"><text:span text:style-name="T20"><text:tab/>"mail_id" : "s@westide.com",</text:span></text:p>
      <text:p text:style-name="P37"><text:span text:style-name="T20"><text:tab/>"pro_id" : "67"</text:span></text:p>
      <text:p text:style-name="P37"><text:span text:style-name="T20">}</text:span></text:p>
      <text:p text:style-name="P37"><text:span text:style-name="T20">{</text:span></text:p>
      <text:p text:style-name="P37"><text:span text:style-name="T20"><text:tab/>"_id" : ObjectId("61cb0445d42621931eead783"),</text:span></text:p>
      <text:p text:style-name="P37"><text:span text:style-name="T20"><text:tab/>"id" : "2",</text:span></text:p>
      <text:p text:style-name="P37"><text:span text:style-name="T20"><text:tab/>"name" : "pantaloons",</text:span></text:p>
      <text:p text:style-name="P37"><text:span text:style-name="T20"><text:tab/>"location" : "shyamal",</text:span></text:p>
      <text:p text:style-name="P37"><text:span text:style-name="T20"><text:tab/>"mail_id" : "s@pantaloons.com",</text:span></text:p>
      <text:p text:style-name="P37"><text:span text:style-name="T20"><text:tab/>"pro_id" : "07"</text:span></text:p>
      <text:p text:style-name="P37"><text:span text:style-name="T20">}</text:span></text:p>
      <text:p text:style-name="P37"><text:span text:style-name="T20">{</text:span></text:p>
      <text:p text:style-name="P37"><text:span text:style-name="T20"><text:tab/>"_id" : ObjectId("61cb0471d42621931eead784"),</text:span></text:p>
      <text:p text:style-name="P37"><text:span text:style-name="T20"><text:tab/>"id" : "3",</text:span></text:p>
      <text:p text:style-name="P37"><text:span text:style-name="T20"><text:tab/>"name" : "westside",</text:span></text:p>
      <text:p text:style-name="P37"><text:span text:style-name="T20"><text:tab/>"location" : "shyamal",</text:span></text:p>
      <text:p text:style-name="P37"><text:span text:style-name="T20"><text:tab/>"mail_id" : "sh@westside.com",</text:span></text:p>
      <text:p text:style-name="P37"><text:span text:style-name="T20"><text:tab/>"pro_id" : "97"</text:span></text:p>
      <text:p text:style-name="P37"><text:span text:style-name="T20">}</text:span></text:p>
      <text:p text:style-name="P37"><text:span text:style-name="T20">{</text:span></text:p>
      <text:p text:style-name="P37"><text:span text:style-name="T20"><text:tab/>"_id" : ObjectId("61cb04aed42621931eead785"),</text:span></text:p>
      <text:p text:style-name="P37"><text:span text:style-name="T20"><text:tab/>"id" : "4",</text:span></text:p>
      <text:p text:style-name="P37"><text:span text:style-name="T20"><text:tab/>"name" : "h&amp;m",</text:span></text:p>
      <text:p text:style-name="P37"><text:soft-page-break/><text:span text:style-name="T20"><text:tab/>"location" : "bopal",</text:span></text:p>
      <text:p text:style-name="P37"><text:span text:style-name="T20"><text:tab/>"mail_id" : "b@hnm.com",</text:span></text:p>
      <text:p text:style-name="P37"><text:span text:style-name="T20"><text:tab/>"pro_id" : "48"</text:span></text:p>
      <text:p text:style-name="P37"><text:span text:style-name="T20">}</text:span></text:p>
      <text:p text:style-name="P37"><text:span text:style-name="T20">{</text:span></text:p>
      <text:p text:style-name="P37"><text:span text:style-name="T20"><text:tab/>"_id" : ObjectId("61cb04d2d42621931eead786"),</text:span></text:p>
      <text:p text:style-name="P37"><text:span text:style-name="T20"><text:tab/>"id" : "5",</text:span></text:p>
      <text:p text:style-name="P37"><text:span text:style-name="T20"><text:tab/>"name" : "h&amp;m",</text:span></text:p>
      <text:p text:style-name="P37"><text:span text:style-name="T20"><text:tab/>"location" : "satellite",</text:span></text:p>
      <text:p text:style-name="P37"><text:span text:style-name="T20"><text:tab/>"mail_id" : "s@hnm.com",</text:span></text:p>
      <text:p text:style-name="P37"><text:span text:style-name="T20"><text:tab/>"pro_id" : "84"</text:span></text:p>
      <text:p text:style-name="P37"><text:span text:style-name="T20">}</text:span></text:p>
      <text:p text:style-name="P37"><text:span text:style-name="T20">{</text:span></text:p>
      <text:p text:style-name="P37"><text:span text:style-name="T20"><text:tab/>"_id" : ObjectId("61cb04ecd42621931eead787"),</text:span></text:p>
      <text:p text:style-name="P37"><text:span text:style-name="T20"><text:tab/>"id" : "6",</text:span></text:p>
      <text:p text:style-name="P37"><text:span text:style-name="T20"><text:tab/>"name" : "h&amp;m",</text:span></text:p>
      <text:p text:style-name="P37"><text:span text:style-name="T20"><text:tab/>"location" : "shyamal",</text:span></text:p>
      <text:p text:style-name="P37"><text:span text:style-name="T20"><text:tab/>"mail_id" : "sh@hnm.com",</text:span></text:p>
      <text:p text:style-name="P37"><text:span text:style-name="T20"><text:tab/>"pro_id" : "24"</text:span></text:p>
      <text:p text:style-name="P37"><text:span text:style-name="T20">}</text:span></text:p>
      <text:p text:style-name="P37"><text:span text:style-name="T20">{</text:span></text:p>
      <text:p text:style-name="P37"><text:span text:style-name="T20"><text:tab/>"_id" : ObjectId("61cb050cd42621931eead788"),</text:span></text:p>
      <text:p text:style-name="P37"><text:span text:style-name="T20"><text:tab/>"id" : "7",</text:span></text:p>
      <text:p text:style-name="P37"><text:span text:style-name="T20"><text:tab/>"name" : "forever21",</text:span></text:p>
      <text:p text:style-name="P37"><text:span text:style-name="T20"><text:tab/>"location" : "shyamal",</text:span></text:p>
      <text:p text:style-name="P37"><text:span text:style-name="T20"><text:tab/>"mail_id" : "sh@forever21.com",</text:span></text:p>
      <text:p text:style-name="P37"><text:span text:style-name="T20"><text:tab/>"pro_id" : "04"</text:span></text:p>
      <text:p text:style-name="P37"><text:span text:style-name="T20">}</text:span></text:p>
      <text:p text:style-name="P37"><text:span text:style-name="T20">{</text:span></text:p>
      <text:p text:style-name="P37"><text:span text:style-name="T20"><text:tab/>"_id" : ObjectId("61cb0526d42621931eead789"),</text:span></text:p>
      <text:p text:style-name="P37"><text:span text:style-name="T20"><text:tab/>"id" : "8",</text:span></text:p>
      <text:p text:style-name="P37"><text:span text:style-name="T20"><text:tab/>"name" : "forever21",</text:span></text:p>
      <text:p text:style-name="P37"><text:span text:style-name="T20"><text:tab/>"location" : "satellite",</text:span></text:p>
      <text:p text:style-name="P37"><text:span text:style-name="T20"><text:tab/>"mail_id" : "s@forever21.com",</text:span></text:p>
      <text:p text:style-name="P37"><text:soft-page-break/><text:span text:style-name="T20"><text:tab/>"pro_id" : "94"</text:span></text:p>
      <text:p text:style-name="P37"><text:span text:style-name="T20">}</text:span></text:p>
      <text:p text:style-name="P37"><text:span text:style-name="T20">{</text:span></text:p>
      <text:p text:style-name="P37"><text:span text:style-name="T20"><text:tab/>"_id" : ObjectId("61cb055ed42621931eead78a"),</text:span></text:p>
      <text:p text:style-name="P37"><text:span text:style-name="T20"><text:tab/>"id" : "9",</text:span></text:p>
      <text:p text:style-name="P37"><text:span text:style-name="T20"><text:tab/>"name" : "forever21",</text:span></text:p>
      <text:p text:style-name="P37"><text:span text:style-name="T20"><text:tab/>"location" : "bopal",</text:span></text:p>
      <text:p text:style-name="P37"><text:span text:style-name="T20"><text:tab/>"mail_id" : "b@forever21.com",</text:span></text:p>
      <text:p text:style-name="P37"><text:span text:style-name="T20"><text:tab/>"pro_id" : "99"</text:span></text:p>
      <text:p text:style-name="P37"><text:span text:style-name="T20">}</text:span></text:p>
      <text:p text:style-name="P37"><text:span text:style-name="T20">{</text:span></text:p>
      <text:p text:style-name="P37"><text:span text:style-name="T20"><text:tab/>"_id" : ObjectId("61cb0592d42621931eead78b"),</text:span></text:p>
      <text:p text:style-name="P37"><text:span text:style-name="T20"><text:tab/>"id" : "10",</text:span></text:p>
      <text:p text:style-name="P37"><text:span text:style-name="T20"><text:tab/>"name" : "westside",</text:span></text:p>
      <text:p text:style-name="P37"><text:span text:style-name="T20"><text:tab/>"location" : "bopal",</text:span></text:p>
      <text:p text:style-name="P37"><text:span text:style-name="T20"><text:tab/>"mail_id" : "b@westide.com",</text:span></text:p>
      <text:p text:style-name="P37"><text:span text:style-name="T20"><text:tab/>"pro_id" : "79"</text:span></text:p>
      <text:p text:style-name="P37"><text:span text:style-name="T20">}</text:span></text:p>
      <text:p text:style-name="P37"><text:span text:style-name="T20">&gt; </text:span></text:p>
      <text:p text:style-name="P3"/>
      <text:p text:style-name="P3"/>
      <text:p text:style-name="P3"/>
      <text:p text:style-name="P7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ter" svg:font-family="Inter, apple-system, BlinkMacSystemFont, 'Segoe UI', Roboto, Oxygen, Ubuntu, Cantarell, 'Helvetica Neue', 'Apple Color Emoji', 'Segoe UI Emoji', 'Segoe UI Symbol', 'Meiryo UI'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9T12:11:14.983009910</meta:creation-date>
    <dc:date>2021-12-30T15:35:55.500441076</dc:date>
    <meta:editing-duration>PT6H48M1S</meta:editing-duration>
    <meta:editing-cycles>166</meta:editing-cycles>
    <meta:generator>LibreOffice/6.4.7.2$Linux_X86_64 LibreOffice_project/40$Build-2</meta:generator>
    <meta:document-statistic meta:table-count="0" meta:image-count="0" meta:object-count="0" meta:page-count="23" meta:paragraph-count="525" meta:word-count="4400" meta:character-count="32421" meta:non-whitespace-character-count="28424"/>
  </office:meta>
</office:document-meta>
</file>